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Heading_20_1" style:master-page-name="MP0">
      <style:paragraph-properties style:page-number="auto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Normal">
      <style:paragraph-properties fo:margin-left="0cm" fo:margin-right="0cm" fo:text-indent="0.635cm" style:auto-text-indent="false"/>
      <style:text-properties officeooo:paragraph-rsid="0004952d"/>
    </style:style>
    <style:style style:name="P7" style:family="paragraph" style:parent-style-name="Normal">
      <style:text-properties officeooo:paragraph-rsid="0004952d"/>
    </style:style>
    <style:style style:name="P8" style:family="paragraph" style:parent-style-name="Normal">
      <style:paragraph-properties fo:break-before="page"/>
    </style:style>
    <style:style style:name="P9" style:family="paragraph" style:parent-style-name="Normal">
      <style:paragraph-properties fo:margin-left="0cm" fo:margin-right="0cm" fo:text-indent="0.635cm" style:auto-text-indent="false">
        <style:tab-stops>
          <style:tab-stop style:position="4.001cm"/>
        </style:tab-stops>
      </style:paragraph-properties>
      <style:text-properties officeooo:paragraph-rsid="0004952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l" fo:country="GR" style:language-asian="el" style:country-asian="GR" style:language-complex="el" style:country-complex="GR"/>
    </style:style>
    <style:style style:name="T6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7" style:family="text">
      <style:text-properties style:language-asian="el" style:country-asian="GR" style:language-complex="el" style:country-complex="GR"/>
    </style:style>
    <style:style style:name="T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9" style:family="text">
      <style:text-properties officeooo:rsid="000495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bookmark0"/>GALENI DE PR0BIS PRAVISQVE<text:line-break/>ALIMENTORVM SVCCIS LIBER.<text:bookmark-end text:name="bookmark0"/></text:h>
      <text:h text:style-name="Heading_20_2" text:outline-level="2">Cap. I. </text:h>
      <text:p text:style-name="P6">Continua non paucos armos ferie grassata<text:line-break/>fames apud multas gentes Romanis subditas manifeste decla-<text:line-break/>ravit haud prorsus mente captis, quantum facultatis habeat<text:line-break/>lucri pravitas ad morborum procreationem. Qui namque<text:line-break/>civitates habitant, ut mos erat ipsis quamprimum aestate<text:line-break/>frumentum .parare, quod ad tutum subsequentem anuum fup-<text:line-break/>peteret, ex agris omne frumentum una cum hordeis , fabis<text:line-break/>ac lentibus capientes, caeteros fructus Cereales (quos lego-</text:p>
      <text:p text:style-name="P3">mina ac chedropa nominant) rusticis reliquerunt, ex his<text:line-break/>etiam ipsis non pauca lu urbem devellentes. Itaque regio-<text:line-break/>nis hujus homines; consumptis hyemeiis; quae relicta sue-<text:line-break/>rani, vere toto succi pravi alimentis uti coacti sunt, vescen-<text:line-break/>tes arborum fruticumque germinibus ac turionibus, bul-<text:line-break/>susque et stirpium mali succi radicibus, agrestia praeterea<text:line-break/>quae vocant olera, prout cuique Eorum se copia offerebat,<text:line-break/>profuse ad saturitatem usque ingerentes, quemadmodum et<text:line-break/>herbas virentes totas edebant elixas, quas prius nunquam,<text:line-break/>ne periculi quidem faciundi gratia, degustaverant Itaque<text:line-break/>ridere erat ex his quosdam ultimo vere, sed prope omnes<text:line-break/>ineunte aestate, ulceribus in cute quamplmimis correptos;<text:line-break/>quorum non unica esset in omnibus facies ; siquidem eryfi-<text:line-break/>pelas alia, phlegmonen alia referebant, atque alia herpe-<text:line-break/>tem, sicuti impetiginem alia, et psoram et lepram alia. At-<text:line-break/>que horum quae mitiora erant, per cutim efflorescentia vj.<text:line-break/>tiosum succum e visceribus prosundoque corporis evacua-<text:line-break/>rimt; aliis vero quibusdam carbunculi et phagedaenae spe-</text:p>
      <text:p text:style-name="P3">cie quum apparuissent cum febre , plurimos interfecere,<text:line-break/>paucissimis aegre posumultum temporis servatis: At sine<text:line-break/>cutaneis affectibus febres plurimae viguere, - quas ipsas tum<text:line-break/>alvi recrementa sequebantur graveolentia et mordacia, dys-<text:line-break/>enteriasque et tenesmos postremo afferentia, tum acres uri-<text:line-break/>nas, atque eas graviter ole<text:span text:style-name="Default_20_Paragraph_20_Font"><text:span text:style-name="T1">n</text:span></text:span>tes,quae quorundam vesicam<text:line-break/>exulcerarunti Jam nonnulli diiudica^ sudoribus sunt, iis-<text:line-break/>que ipsis male olentibus, abscessibusve putredinosis. Qui-^<text:line-break/>bus nihil horum accidit, interiere- omnes; aut cum mani-<text:line-break/>festa visceris unius alicuius phlegmone; aut ob vehemetr-<text:line-break/>tianr et malignitatem febrium. Quumque medici nonnulli<text:line-break/>paucis omnino quibusdam sanguinem mittere auderent mor-<text:line-break/>bi initio, (merito enim remedii huiusce usum reformidabant<text:line-break/>ob virium jam tum antea imbecillitatem,] nulli eorum ani-<text:line-break/>madverti sanguinem profluxisse probum, qualem ridemus de<text:line-break/>sanorum corporibus profluere, sed aut plus justo rufum, aut<text:line-break/>nig<text:span text:style-name="Default_20_Paragraph_20_Font"><text:span text:style-name="T1">r</text:span></text:span>iorem, aut se<text:span text:style-name="Default_20_Paragraph_20_Font"><text:span text:style-name="T1">t</text:span></text:span>osum nimis, aut acrem, ac venam disse-<text:line-break/>ctam ipsam inter fluendum vellicantem mordicus, sic ut<text:line-break/>aegre inde ad cicatricem duci vulnus posset. Quosdam ve-</text:p>
      <text:p text:style-name="P3">ro, praesertim morlbundos, etiam cum febribus symptomata<text:line-break/>invnserunt mentum .affligentia cum vigiliis una altoque fo-.<text:line-break/>pure. Atque nil sane .mirum rideri debet, si quidem con-;<text:line-break/>trariis inter fe tum morbis tum .symptomatis correpti sue-.<text:line-break/>re, qui tunc aegrotarunt, ut qui non solum natura invicem.<text:line-break/>aut. aetate, sed etiam anteacta rictus ratione differrent, ali-.<text:line-break/>mentisque usi essent in fame pugnantibus luter fe facultati-<text:line-break/>bus praestitis. His enim rebus, quarum copia erat, omnes<text:line-break/>vescebantur. In diversa porro rerum copia alii cibos ad-.<text:line-break/>tribuere succi acidi, acrisve, aut fassi, aut amari, sicut au-<text:line-break/>stetis alii, aut acerbis usi sunt, aut qui evidenter refrigera-<text:line-break/>rent, aut immodice humidi esse<text:span text:style-name="Default_20_Paragraph_20_Font"><text:span text:style-name="T1">n</text:span></text:span>t, aut viscidi, aut medica-<text:line-break/>mentosi. Ipse quosdam novi ex fu<text:span text:style-name="Default_20_Paragraph_20_Font"><text:span text:style-name="T1">n</text:span></text:span>gorum esu periisse sta-<text:line-break/>tim, quosdam ex cicutae, .aut ferulae , -nec sane paucos ex.<text:line-break/>sus nix <text:span text:style-name="Default_20_Paragraph_20_Font"><text:span text:style-name="T1">s</text:span></text:span>ervatos. Ac caeleris quidem omnibus hominibus,<text:line-break/>qui ratione niterentur, facile fieri posse videbatur, ut, quem-<text:line-break/>asimo.dmn forinsecus exulcerationes ac variae apparebant<text:line-break/>tumorum facies , phlegnionosorum et oedematoforum. , eo-</text:p>
      <text:p text:style-name="P3">cumque ad haec, qui erysipelas et scirrlrum referrent, sic<text:line-break/>partibus intimis, quaecunque principes magis essent, totidem<text:line-break/>accidere affectus potuisse. Soli sunt, qui quiduis aliud po-<text:line-break/>tius quam succos causari audent, quicunque rationis exper-<text:line-break/>tes ab Hippocratica de fuccis- doctrina descivere: equorum<text:line-break/>apud me nonnulli clam confessi sunt , manifesto .fe quidem<text:line-break/>contendendi cernere cupiditatem adversus Hippocratem<text:line-break/>existimantium, nihil esse in fuccis ad sanitatem aut morbum<text:line-break/>usus aut detrimenti, pudere tamen eos post quinquagesimum<text:line-break/>aetatis annum ad Hippocrate sententiam descendere: sic<text:line-break/>enim videri poterimus (dicebant] non suium discipulis, sed<text:line-break/>etiam iis, qui tolo praeterito tempore- nobis usi essent, ob-<text:line-break/>fuisse. . Quin in honore fe quoque apud mortalium multos<text:line-break/>esse ajebant, ceu vera dogmata professos : quae si ipsa qno-<text:line-break/>que prava esse faterentur,. quum indoctiores aliis visum iri<text:line-break/>fe , tum vero futurum, ut eorum, qui antea ipsorum opera<text:line-break/>utebantur, nullus lu posterum esset usurus. His itaque<text:line-break/>multum veniae conducemus par est, non quidem culpato</text:p>
      <text:p text:style-name="P3">e<text:span text:style-name="Default_20_Paragraph_20_Font"><text:span text:style-name="T1">o</text:span></text:span>rum instituto, sed de illorum una infortunio miserti, qui,<text:line-break/>antequam judicium serre de doctrinis possent, magistros<text:line-break/>nacti sint improbos; illi co<text:span text:style-name="Default_20_Paragraph_20_Font"><text:span text:style-name="T1">n</text:span></text:span>tra odi<text:span text:style-name="Default_20_Paragraph_20_Font"><text:span text:style-name="T1">o</text:span></text:span> merito habendi sunt,<text:line-break/>qui ob honoris contentionem primi plaritormn sectus eri-<text:line-break/>gunt, quippe qui volentes scientesque homines decipere veste<text:line-break/>videantur, non autem per imprudentiam labantur, quum<text:line-break/>nullus ad tantum unquam dementiae veniat, ut ignoret,<text:line-break/>quantum sit malum contentos in corpore humores in medi-<text:line-break/>camentusas qualitates converti. Isti ipsi, quibuscum insutu-<text:line-break/>tus nobis est sermo, haud Iane saclle vel etiam neutiquam<text:line-break/>fieri p<text:span text:style-name="Default_20_Paragraph_20_Font"><text:span text:style-name="T1">o</text:span></text:span>sse rentur, ut e<text:span text:style-name="Default_20_Paragraph_20_Font"><text:span text:style-name="T1">o</text:span></text:span>s, qui ex lethalis medicamenti astum-<text:line-break/>plione et m<text:span text:style-name="Default_20_Paragraph_20_Font"><text:span text:style-name="T1">or</text:span></text:span>boso corporis ipsius affectu periclitantur,<text:line-break/>discernamus. Neque vero illud non apertissime videmus,<text:line-break/>ut negare nemo audeat, animalium venenum <text:span text:style-name="Default_20_Paragraph_20_Font"><text:span text:style-name="T1">c</text:span></text:span>alculantium<text:line-break/>succos, quos lu morsu reponunt, alios demersam partem<text:line-break/>celeriter mortificare; alios putrefacere, aut phlegmonen<text:line-break/>aut dolores vehementissimos ciere, veluti et scorpionem, si<text:line-break/>quis ineunt bis terris jejuuus conspuat, statim perire; nam,</text:p>
      <text:p text:style-name="P3">sicuti naturae affines aliae aliis sunt, sic quaedam adversan-<text:line-break/>tur quibusdam, easque perimunt. Porro affinibus nutriri,<text:line-break/>a contrariis vero co<text:span text:style-name="Default_20_Paragraph_20_Font"><text:span text:style-name="T1">r</text:span></text:span>rumpi contingit: estque de his tracta-<text:line-break/>tum fusius in commentariis de naturalibus facultatibus, tum<text:line-break/>de suuplicibus medicamentis; impraesentiarum autem fatis<text:line-break/>fit enarrasse etiam, quae compersa vidimus in fame. Quod<text:line-break/>si fidem mihi adhibueris, (cui, quamobrem mentiri debeam,<text:line-break/>causae nihil sit, contraque permoleste feram, quod aucto<text:span text:style-name="Default_20_Paragraph_20_Font"><text:span text:style-name="T1">r</text:span></text:span>es<text:line-break/>multi suis in libris egregie mentiti sint,] explicabo tibi ea,<text:line-break/>quae in universa vita mea experientia longa didici, idque<text:line-break/>diis ipsis testibus invocatis. Ego sane patrem habui, qui<text:line-break/>ad summum geometriae, architecturae, logistcae, arithmetices<text:line-break/>atque astronomiae pervenit, fuitque ab iis, qui illum norant,<text:line-break/>aequitate, probitate et temperantia supra philosophos om-<text:line-break/>nes commendatus. Is me puerum etiamnum morbis in-<text:line-break/>tactum servaverat praescripta victus ratione. Adolescens<text:line-break/>deinde laetusquum essem, pater vero in agrum agriculturae</text:p>
      <text:p text:style-name="P3">studiosus concessisset, urgebam ego quidem studia supra con-<text:line-break/>discipulos omnes non interdiu solum, sed etiam noctu; toto<text:line-break/>vero caniculae tempore, quum omnibus fugacibus. fructibus<text:line-break/>me explessem cum aequalibus una meis, autumno in mor-<text:line-break/>bum incili acutum, fio ut sanguinem mittere necesse halare-.<text:line-break/>rina. Reverso deinde i<text:span text:style-name="Default_20_Paragraph_20_Font"><text:span text:style-name="T1">n</text:span></text:span> urbem patre, meque quum luere-<text:line-break/>passet, tum revocata in memoriam .priore rictus ratione,<text:line-break/>qua sub ipso usus essem, praecepit, uti de caetero hanc ser-<text:line-break/>vacem, aequalium meorum intemperantiam aversatus. Quin<text:line-break/>in sequenti quoque anno studiose egit, ut vivendi rationem<text:line-break/>meam observaret, ne quid de fugacibus fructibus, nisi tuo-<text:line-break/>dice, attingerem. Agebam tunc temporis aetatis annum<text:line-break/>undevigesimum ; quo anno quum incolumis evasissem, se-<text:line-break/>quentique deinde diem obiisset pater, liberaliter cum aequa-<text:line-break/>libus una in victu fructibus usus, qui sub caniculae tempus<text:line-break/>proveniunt, morbum incurri priori non dissimilem, uti tune<text:line-break/>quoque vena mihi necessario secanda suerit. Ex eo stem-:<text:line-break/>pore aliquando singulo quoque deinceps anno sempe<text:span text:style-name="Default_20_Paragraph_20_Font"><text:span text:style-name="T1">r</text:span></text:span> aegro-<text:line-break/>tavi, aliquando intermisso uno, ad anuum usque vigesimum-</text:p>
      <text:p text:style-name="P3">octavum: quo tempore, quum periculum adiissem, ne, qua<text:line-break/>parte fepto transversi, jecm adhaeret, abscessus esset, mihi<text:line-break/>ipsi usum interdixi fugacium omnium, praeterquam ficuum<text:line-break/>uvarumque exacte maturarum, susque ipsis non immodice,<text:line-break/>sicuti antea, sed moderate adhibitis; habehanrque alium<text:line-break/>quendam biennio majorem <text:span text:style-name="Default_20_Paragraph_20_Font"><text:span text:style-name="T1">s</text:span></text:span>odalem ejusdem mecum lusti-<text:line-break/>tuti. Adhibita itaque diligenti de exercitatione cura, tum<text:line-break/>ne quid cruditate lab<text:span text:style-name="Default_20_Paragraph_20_Font"><text:span text:style-name="T1">o</text:span></text:span>raremus , immunes hactenus a morbis<text:line-break/>perseveravimus annorum multorum spatio. Jam quoseun-<text:line-break/>que ex amicis aliis perfunsos habui, ut fe exercerent viven-<text:line-break/>dique servarent ordinem, animadverti ad hanc usque diem<text:line-break/>incolumes perstitisse, quosdam annorum vigintiquinque in-<text:line-break/>tervallo, quosdam non totidem quidem annis, sed fatis ta-.<text:line-break/>men multis, prout perfossus quisque fuerat, uti sugarihus<text:line-break/>fructibus abstineret, reliquisque praeterea vitiosi succi edu-<text:line-break/>liis, de quibus propositum nobis sit hoc libro pertractare.</text:p>
      <text:h text:style-name="Heading_20_2" text:outline-level="2">Cap. II. </text:h>
      <text:p text:style-name="P6">Ergo qui exercitatione uti ante cibum pof-<text:line-break/>sunt, iis haud certe exquisita victus ratio suerit necessaris,</text:p>
      <text:p text:style-name="P3">aliis vero, qui ob negotiorum molem hoc facere prohibentur,<text:line-break/>non fedum innocentiore rictu, verum etiam medicamentis<text:line-break/>salubribus opus fuerit, .Plurimi quoque lo eo rerum statu<text:line-break/>degunt mortales., ut bis neque ante cibum recte exercere se<text:line-break/>.liceat, neque opportune satis cibum capere, .neque vero pro-<text:line-break/>he alimentum conficere: hosce intactos morbis perdurare<text:line-break/>diutius impossibile fuerit, nisi consulant fubducta sibi alvo<text:line-break/>per intervalla, interdum purgatione etiam validiore, ac<text:line-break/>tempestiva sanguinis missione, salubribusque quibusdam ad<text:line-break/>haec medicamentis opportuno tempore epotis. Quicunque<text:line-break/>vero quietioris vitae institutum ingressi furit, nec coguntur<text:line-break/>.ante : lucem adire potentum limina, nec, postquam crebro<text:line-break/>fuderint operibus necessariis lectitandis, refrigescere, neque<text:line-break/>aliquibus, dum lavantur, assistere, neque alios, quum <text:span text:style-name="Default_20_Paragraph_20_Font"><text:span text:style-name="T1">t</text:span></text:span>e d<text:span text:style-name="Default_20_Paragraph_20_Font"><text:span text:style-name="T1">o-<text:line-break/></text:span></text:span>mum iterum conferunt, reducere, ipsi p<text:span text:style-name="Default_20_Paragraph_20_Font"><text:span text:style-name="T1">o</text:span></text:span>stea lugenti fesii-<text:line-break/>natione loti coenatum properare, lusce nos prius victus ra-<text:line-break/>tionenr praescribemus, unde sanguinem in primis probum<text:line-break/>obtineant; aliisque deinde consulere conabimur, qui nego-</text:p>
      <text:p text:style-name="P3">tiosam ritam ducunt-. Puerisque necesse, ut lu memoriam<text:line-break/>revocentur, quae in tribus commentariis disseruimus de ali-<text:line-break/>mentorum facultatibus conscriptis. lgitur inter frumentaeed<text:line-break/>cibum- exhibent succi boni panes puri rite oonfecti, qui et<text:line-break/>in clibano sint cocti et antea subacti,- tum fermento constent<text:line-break/>modico, salisqrie mixtura i secundas ab his - obtinent firma—<text:line-break/>cei. Nec sane minus alica inter ea; quae optimi succi sunt,,<text:line-break/>censetur, sicuti suilla qu<text:span text:style-name="Default_20_Paragraph_20_Font"><text:span text:style-name="T1">o</text:span></text:span>que caro, siquidem isse ventricu-<text:line-break/>lus exquisite concoquat, et lu sanguinem vertat jecmr visci-<text:line-break/>di nihilominus nescio quid retinent, quodque ideo jecoris<text:line-break/>renum que meatus obducat, quibus astricti<text:span text:style-name="Default_20_Paragraph_20_Font"><text:span text:style-name="T1">o</text:span></text:span>res lu natura<text:line-break/>fuerint. Si quis igitur crebrius utatur, gravitatis secunduln-<text:line-break/>praedictas jam partes sensum quendam, aut dolorem etiam<text:line-break/>nonnunquam praesentiat. Jecin<text:span text:style-name="Default_20_Paragraph_20_Font"><text:span text:style-name="T1">o</text:span></text:span>ris porro obstructionem<text:line-break/>c<text:span text:style-name="Default_20_Paragraph_20_Font"><text:span text:style-name="T1">o</text:span></text:span>mitatur distributi<text:span text:style-name="Default_20_Paragraph_20_Font"><text:span text:style-name="T1">o</text:span></text:span>nis impedimentum, ac plenitudinis col-<text:line-break/>lectio in mesuraei simarumque visceris partium venis ; quor<text:line-break/>cnsu periculum .rursus est, ne aut phlegmone sequaturpar-<text:line-break/>tiunr, in quibus facta collectio fuerit, aut redundantium hu-</text:p>
      <text:p text:style-name="P3">morum ipso<text:span text:style-name="Default_20_Paragraph_20_Font"><text:span text:style-name="T1">r</text:span></text:span>um putredo;. quandoquidem alterutrum sequi<text:line-break/>necesse .sit c<text:span text:style-name="Default_20_Paragraph_20_Font"><text:span text:style-name="T1">r</text:span></text:span>udos crassosque humo<text:span text:style-name="Default_20_Paragraph_20_Font"><text:span text:style-name="T1">r</text:span></text:span>es, ut aut.in sanguinem<text:line-break/>convertantur^ concocti, aut putrescant, sicuti <text:span text:style-name="Default_20_Paragraph_20_Font"><text:span text:style-name="T1">r</text:span></text:span>eliquis quo-<text:line-break/>que omnibus accidit, quaecunque locis calentibus diutius<text:line-break/>moram .trahunt. Proinde inventa medicamenta sunt, sic a<text:line-break/>medicis salubria appellata, quae attenuandi. omnia facultate<text:line-break/>constant.; horum fi quidem officium est angustiores alas ex-<text:line-break/>pedrre, tum abstergere, siquid ex humo<text:span text:style-name="Default_20_Paragraph_20_Font"><text:span text:style-name="T1">r</text:span></text:span>ibus glutinofi vasis<text:line-break/>adhaerescit, humorumqrie crassitiem incide<text:span text:style-name="Default_20_Paragraph_20_Font"><text:span text:style-name="T1">r</text:span></text:span>e et extenuare.<text:line-break/>Caeterum frequens horum usus sanguinem scro<text:span text:style-name="Default_20_Paragraph_20_Font"><text:span text:style-name="T1">t</text:span></text:span>um, aut bi-<text:line-break/><text:span text:style-name="Default_20_Paragraph_20_Font"><text:span text:style-name="T1">lict</text:span></text:span>um, aut melancholicum temporis tractu reddiderit; siqui-<text:line-break/>dem s<text:span text:style-name="Default_20_Paragraph_20_Font"><text:span text:style-name="T1">o</text:span></text:span>lita sint medicamenta haec universa prope, praeter<text:line-break/>id,. quod attenuent et incidant, etiam vehementius excalefa-<text:line-break/>cere ; ab iis autum, quae sto calefaciunt, stolidio<text:span text:style-name="Default_20_Paragraph_20_Font"><text:span text:style-name="T1">r</text:span></text:span>es partes<text:line-break/>exiccantur, humoresque redduntur crassi, unde renum cal-<text:line-break/>culi existant topliacei. Ergo quum corporis constitutio pro-<text:line-break/>batissima ea habeatur , quae simul et temperatissima sit et<text:line-break/>humorum transitum expeditum teneat, hac natura praedi-<text:line-break/>tum oossibile sic siquidem fe ante cibos quod satis sit exer-</text:p>
      <text:p text:style-name="P3">ceat, incolumem assidue praestare, etiam aliquando succi<text:line-break/>crassioris cibis plusculum usum ; quod genus, sicuti diximus,<text:line-break/>alica est et suilla caro, panesque furnacei et clibanitae, qui-<text:line-break/>bus quidem nec exacta adhibita fuerit praeparatio, qualem<text:line-break/>paulo supraretulimus, et imperfecte in clibano dec<text:span text:style-name="Default_20_Paragraph_20_Font"><text:span text:style-name="T1">o</text:span></text:span>cti sint.<text:line-break/>Ejusdem cum alica naturae esit tragus quoque, quem v<text:span text:style-name="Default_20_Paragraph_20_Font"><text:span text:style-name="T1">o</text:span></text:span>cant,<text:line-break/>qui ipse qu<text:span text:style-name="Default_20_Paragraph_20_Font"><text:span text:style-name="T1">o</text:span></text:span>que inter frume<text:span text:style-name="Default_20_Paragraph_20_Font"><text:span text:style-name="T1">n</text:span></text:span>tacea alimenta co<text:span text:style-name="Default_20_Paragraph_20_Font"><text:span text:style-name="T1">n</text:span></text:span>numeratur,<text:line-break/>atque is tamen alica ipsa aegrius in ventriculo concoquitur.<text:line-break/>Nec dissimilem ab his plane facultatem obtinet <text:span text:style-name="Default_20_Paragraph_20_Font"><text:span text:style-name="T1">o</text:span></text:span>vorum. na-<text:line-break/>tura; de quibus distinguendum tamen plenius fit, quemad-<text:line-break/>modmn de lacte quoque. Docebuntur haec ad amussim in<text:line-break/>serm<text:span text:style-name="Default_20_Paragraph_20_Font"><text:span text:style-name="T1">o</text:span></text:span>nis pr<text:span text:style-name="Default_20_Paragraph_20_Font"><text:span text:style-name="T1">o</text:span></text:span>gressu haud ita multo posti Prius namque,<text:line-break/>quemadmodum h<text:span text:style-name="Default_20_Paragraph_20_Font"><text:span text:style-name="T1">o</text:span></text:span>rum ips<text:span text:style-name="Default_20_Paragraph_20_Font"><text:span text:style-name="T1">o</text:span></text:span>rum memini, ut alimentorum vel -<text:line-break/>uti formulam quandam exprimerem, in quibus cum visci-.<text:line-break/>ditate una succorum bonitas et malitia inest, ad eundem mo-<text:line-break/>dum de iis quoque mentionem faciam, quae mediocrite<text:span text:style-name="Default_20_Paragraph_20_Font"><text:span text:style-name="T1">r</text:span></text:span> fe,<text:line-break/>habent et natura constant inter incrassantes cibos et atte-<text:line-break/>nuantes media ; de quibus alibi unico libro disserui, qui est</text:p>
      <text:p text:style-name="P3">de attenuante victus rasione. Hujusmodi tamen plurima<text:line-break/>medicamenti potius quam alimenti nomine vocentur: at<text:line-break/>quae crassas glutinos<text:span text:style-name="Default_20_Paragraph_20_Font"><text:span text:style-name="T1">o</text:span></text:span>sque succos progignunt edulia, haec<text:line-break/>fuerint, quae quum valentissimo alant, tum bonum procrea-<text:line-break/>re sanguinem consueverint, siquidem ea ventriculus ac je^<text:line-break/>cur probe conficiat.</text:p>
      <text:h text:style-name="Heading_20_2" text:outline-level="2">Cap. HI. </text:h>
      <text:p text:style-name="P6">Ominum tamen minime improbantur edtlu<text:line-break/>lia, quae attenuantium et incrassantium in confinio sunt,<text:line-break/>ut quae in excessuum meditullio et temperie quadam locent<text:line-break/>tur. Hujusce generis^panes optimi sunt, qui quomodo pa-<text:line-break/>rentur, fusius dictum a nobis est in primo de alimentorum<text:line-break/>facultatibus libro: gallinarumque praeterea carnes gallo-<text:line-break/>rumque gallinaceorum , tum phasianarum avium , perdi-<text:line-break/>cum, c<text:span text:style-name="Default_20_Paragraph_20_Font"><text:span text:style-name="T1">o</text:span></text:span>lumbarum, attagenum, turturum, turdorum, mem-<text:line-break/>tarum et passerculorum omnium, pisciumque ad haec saxa-<text:line-break/>lilium littoraliumque et pelagiorum, et gobiorum, et mu-<text:line-break/>raenae, et buglossi, et asellorum, breviterque piscium flat-<text:line-break/>nium, quicunque nullam inter edendum nec visciditatem,</text:p>
      <text:p text:style-name="P3">nec saporis sceditatem, nec insuavitatem repraesentant.<text:line-break/>Nec farre paucas distinctiones requirit horum omnium na-<text:line-break/>tura; atque de ho<text:span text:style-name="Default_20_Paragraph_20_Font"><text:span text:style-name="T1">r</text:span></text:span>mn omnium natura t<text:span text:style-name="Default_20_Paragraph_20_Font"><text:span text:style-name="T1">r</text:span></text:span>actaturus deinceps<text:line-break/>sum, quum de mali succi cibis dicemus, additis p<text:span text:style-name="Default_20_Paragraph_20_Font"><text:span text:style-name="T1">r</text:span></text:span>ius hoc<text:line-break/>loco , quae desunt. Etenim quicunque plurimum exerce-<text:line-break/>re se possunt, somnumque, quantum libuerit, p<text:span text:style-name="Default_20_Paragraph_20_Font"><text:span text:style-name="T1">r</text:span></text:span>oduce<text:span text:style-name="Default_20_Paragraph_20_Font"><text:span text:style-name="T1">r</text:span></text:span>e,<text:line-break/>vitamque delegerunt a civilibus negotiis p<text:span text:style-name="Default_20_Paragraph_20_Font"><text:span text:style-name="T1">r</text:span></text:span>ocul, possunt<text:line-break/>sane lu crassi glutinofique succi cibos cape<text:span text:style-name="Default_20_Paragraph_20_Font"><text:span text:style-name="T1">r</text:span></text:span>e, praese<text:span text:style-name="Default_20_Paragraph_20_Font"><text:span text:style-name="T1">r</text:span></text:span>tim si<text:line-break/>cui post largum ho<text:span text:style-name="Default_20_Paragraph_20_Font"><text:span text:style-name="T1">r</text:span></text:span>um esum nullus unquam in dextro hy-<text:line-break/>pochondrio aut ponderis, aut teusionis sensus oboriatur;<text:line-break/>quibus vero n<text:span text:style-name="Default_20_Paragraph_20_Font"><text:span text:style-name="T1">o</text:span></text:span>n licet aut per aetatem, aut <text:span text:style-name="Default_20_Paragraph_20_Font"><text:span text:style-name="T1">o</text:span></text:span>b coufuetudi-<text:line-break/>nem aliquam exercere se ante cibum, abstinea<text:span text:style-name="Default_20_Paragraph_20_Font"><text:span text:style-name="T1">n</text:span></text:span>t eduliis id<text:line-break/>genus omnibus. omnino vero otiosi ne ipsi quidemlad-<text:line-break/>mittere alimenta hujusmodi debuerint, sed vel gestationibus,<text:line-break/>vel deambulationibus utantur validio<text:span text:style-name="Default_20_Paragraph_20_Font"><text:span text:style-name="T1">r</text:span></text:span>is exercitationis vice;<text:line-break/>sicuti namque quies corporis <text:span text:style-name="Default_20_Paragraph_20_Font"><text:span text:style-name="T1">o</text:span></text:span>mnimoda maximum est ad<text:line-break/>tuendam sanitatem incommodum , sic plane maximum fuerit<text:line-break/>in mediocri m<text:span text:style-name="Default_20_Paragraph_20_Font"><text:span text:style-name="T1">o</text:span></text:span>ti<text:span text:style-name="Default_20_Paragraph_20_Font"><text:span text:style-name="T1">o</text:span></text:span>ne commodum; quando ne aegrotaturus</text:p>
      <text:p text:style-name="P3">quidem omnino aliquis sit, qui, ne quando cruditate laboret,<text:line-break/>curam gesserit, nec motu aliquo vehementi a cibo moveatur.<text:line-break/>Quemadmodum enim omnium maxime commendatur ad sa-<text:line-break/>uitatem exercitatio ante cibos, sic a cibis motus unusquisque<text:line-break/>vel in primis damnatu<text:span text:style-name="Default_20_Paragraph_20_Font"><text:span text:style-name="T1">r, </text:span></text:span>eo quod a ventre alimentum ante<text:line-break/>concoctionem. distribuatur, crudiorumque ita humorum vis<text:line-break/>colligatur lu venis, unde morborum genus omne progigni<text:line-break/>foleat, nisi prius aut laboribus pluribus dissipentur ipsi,<text:line-break/>aut concoquuntur, inque sanguinem vertantur a jecoris ve-<text:line-break/>narnmqne facultate. Itaque secu<text:span text:style-name="Default_20_Paragraph_20_Font"><text:span text:style-name="T1">r</text:span></text:span>issimum fuerit cibos ca-<text:line-break/>visse crassi glutinofique succi, quibus quidem valetudinis<text:line-break/>folius bonae cura fit, non autem bene habiti corp<text:span text:style-name="Default_20_Paragraph_20_Font"><text:span text:style-name="T1">o</text:span></text:span>re esse<text:line-break/>studeant, quod gymnastici sariunt.</text:p>
      <text:h text:style-name="Heading_20_2" text:outline-level="2">Cap. IV. </text:h>
      <text:p text:style-name="P6">Cibos igitur crassi <text:span text:style-name="Default_20_Paragraph_20_Font"><text:span text:style-name="T1">t</text:span></text:span>ueri enumerabo dein--<text:line-break/>ceps, quos hactenus sermone non retuli, initio a panibus<text:line-break/>fum.pto. Ex quibus qui neque fermenti, quod fatis sit, ne-<text:line-break/>que fatis accepere , neque subacti plurimum , fed nec ali-<text:line-break/>hano probe cocti fuerunt, crasso sup<text:span text:style-name="Default_20_Paragraph_20_Font"><text:span text:style-name="T1">r</text:span></text:span>a omnes (neco con-</text:p>
      <text:p text:style-name="P3">flent, praete<text:span text:style-name="Default_20_Paragraph_20_Font"><text:span text:style-name="T1">r</text:span></text:span> id quod viscidi etiam nonnihil participant:<text:line-break/>quod succi genus Praxagoras et Philotimus appellunt gluti-<text:line-break/>nosum. Crassi praeterea succi est culeus omnis, sed recens<text:line-break/>succum vitiosum non obtinet, qui inveteratis adest Viscosi-<text:line-break/>tas lu eorum quibusdam crassitiei accessit, non tamen in om-<text:line-break/>uibus, idque ob lactis, unde conficiuntur, naturam; cujus<text:line-break/>non pauca sunt discrimina pro animantium diversitate et<text:line-break/>alimentorum, quae alibi usia capiunt. Ac plurimus quidem<text:line-break/>apud nos est caprini lactis usus, sicuti bubuli apud alias na-.<text:line-break/>tiones ; quin et frequenter ovillo utuntur. Crassum tamen<text:line-break/>hoc est, asinarum lacti contrario modo fe habens hoc no-<text:line-break/>mine; pingue bubulum, omnium in messio caprinum, quip-<text:line-break/>pe quod nec immodice pingue, neque vero crass<text:span text:style-name="Default_20_Paragraph_20_Font"><text:span text:style-name="T1">a</text:span></text:span>m fit, ideo-<text:line-break/>que etiam operibus mediocre habetur, quae in human<text:span text:style-name="Default_20_Paragraph_20_Font"><text:span text:style-name="T1">o</text:span></text:span> cor-<text:line-break/>pore edit, quum tenue ferofumque lac, sicuti minus alit,<text:line-break/>ile ventrem subducat magis, c<text:span text:style-name="Default_20_Paragraph_20_Font"><text:span text:style-name="T1">r</text:span></text:span>assam contra minus quidem<text:line-break/>alvum emolliat, at magis luleriur nutriat. Ex tribus nam-</text:p>
      <text:p text:style-name="P3">que substantiis constat lac quodque dissimilium inter se par-<text:line-break/>tium ; quarum una scrofa est tenuisque, crassa altera ac<text:line-break/>caseolo, tertia vero pinguis atque oleosa. Neque in omni-<text:line-break/>bus tamen. animantibus aequa harum portio est, sed in ca-<text:line-break/>melarum atque asinarum laete serosae humiditatis pluri-<text:line-break/>mum, caseosae lu ovillo , pinguis in bubulo. Caprae pio<text:line-break/>reliquis animalium generibus intra excessum omnem medio-<text:line-break/>criter fe habent ; illae enim ipsae, siquidem invicem rursus<text:line-break/>conserantur, in jam dictas differentias cadunt, quando non<text:line-break/>sane parva ea sit, -quae ab aetate sumitur, sicuti nec quae ex<text:line-break/>pascuis ducitur atque anui tempore intervalloque insuper<text:line-break/>a partu; de quibus ipsis plenius in tertio de alimentorum fa-<text:line-break/>cultate libro tractavimus. Illud hoc Ioco dixisse satis sit,<text:line-break/>minime tuto sumi caprarum lac absque melle ; multis nam-<text:line-break/>que, qui solum id sumpsissent, in caseum coactum fuit in ven-<text:line-break/>tre: quod quum contingit, mirum, quam hominem gravet<text:line-break/>ac suffocet. Hoc ipso admiratione dignius, quod in con-</text:p>
      <text:p text:style-name="P3">creto in grumos sanguine fit, si vel lu vulnus defluat, vel<text:line-break/>ventrem, vel intestinorum aliquod ; lude enim et exolvtur-<text:line-break/>tur et refrigescunt; pulfusque tum parvi tum mest evadunt.<text:line-break/>Quin etiam concretus ad hunc modum in vulneribus san-<text:line-break/>guis caula eft, ut putredo celeriter vicinas pa<text:span text:style-name="Default_20_Paragraph_20_Font"><text:span text:style-name="T1">r</text:span></text:span>tes sanas cor-<text:line-break/>ripiat. Unde igitur fiat, ut humorum nostrorum omnium<text:line-break/>maxime proprius, postquam refrixerit, affectus afferat in--<text:line-break/>gentes adeo, disquirendum sane non parum fuerit; inde ta-<text:line-break/>men aperte colligas, quanta sit pravorum humorum qualita-<text:line-break/>tis facultas, quorum rationem nullam ducunt, ut rei vilis,<text:line-break/>medici quidam hoc tempore, illos fequuti, qui fe primum,<text:line-break/>ut ita statuerent, compararunt. Lac certe, ne coaguletur<text:line-break/>in ventre, epotam nonnulli addito melle et aqua tertioque<text:line-break/>adhaec side. optimi faeci est lac, quod bene habitorum<text:line-break/>animalium sit, ac post emulsionem statim bibatur ; at quod<text:line-break/>decoctum plus jusio fuerit, succi nimis crassi evadit, potissi-<text:line-break/>munr si triticeam.. farinam miliumve aut amylum una de-<text:line-break/>coquas. Cascus cralso succo omnis constat, vetus mali</text:p>
      <text:p text:style-name="P3">etiam <text:span text:style-name="Default_20_Paragraph_20_Font"><text:span text:style-name="T1">t</text:span></text:span>ueri est, possis tamen subducendae alvi gratia ante<text:line-break/>cibunr recens coagulatos edere cum melle; nam et vetustis<text:line-break/>hi crass<text:span text:style-name="Default_20_Paragraph_20_Font"><text:span text:style-name="T1">a</text:span></text:span>m minus succum obtinent, ac nequaquam pravum.<text:line-break/>Quod ex coactis defluit ferum, satis quidem alvum ducit.<text:line-break/>Cibus etiam fuerit crassius, quique eam ob rem jecoris meatus<text:line-break/>infa<text:span text:style-name="Default_20_Paragraph_20_Font"><text:span text:style-name="T1">r</text:span></text:span>ciat, placenta, quam ex lacte. et caseo, quamque ex<text:line-break/>simila et lacte parant, aut si qua lagana aut .riryemata ad-<text:line-break/>dantur. Nec minus crassi succi funi, quaecunque ex multo<text:line-break/>et simila parantur, aut in universum triticea farina. Ipsa<text:line-break/>quin etiam per se lagana et rhyemata, omnisque ex tritico<text:line-break/>bellaria sine fermento, quoties casei etiam aliquid adlicitur,<text:line-break/>crassi valde succi funi; videnturque mihi veteres, quae<text:line-break/>nunc lagana et rhyemata vocamus , communi iturorum no-<text:line-break/>mine appellasse. Crasso succo constant cochleae etiam ova-<text:line-break/>que elixatione aut assatione ad summum durata; nam quae<text:line-break/>sartagine friguntur, etiam mali succi fiunt, ac in ventriculo<text:line-break/>concoctionem sortiuntur nidorofam, et quae reliquos secum</text:p>
      <text:p text:style-name="P3">cibos in corruptelam trahant; proinde inter ea, .quae con-<text:line-break/>coctionem fugiunt, omnium pessima sunt.. Quae mediocriter<text:line-break/>elixa luerunt, eoque vocantur tremula, praestabiliora sunt<text:line-break/>et ad concoquendum et ad distributionem lu corpus et ad<text:line-break/>nutritionem et ad succi bonitatem, quemadmodum sane et<text:line-break/>quae sorbilia vocantur, mediocriter elixa, eam ob rem gut-<text:line-break/>turis asperitates lenientis,. quoad nondum spissatus eorum<text:line-break/>humor concreverit. Ex aquatilibus etiam mollia, quae vo-<text:line-break/>eant, loligines, sepiae, polypi aliaque id genus erasso glu-<text:line-break/>tinosoque succo c<text:span text:style-name="Default_20_Paragraph_20_Font"><text:span text:style-name="T1">o</text:span></text:span>nstant, flenti et cetacei pisces, de quo- .<text:line-break/>nun genere habentur thunni; his ipfis moderatiores pela-<text:line-break/>mides. Crassi valde succi sunt ostrea quoque, . buccinae et<text:line-break/>purpurae, ac breviter quaecunque Aristoteles testacea ap-<text:line-break/>pellat, matulae, lopades; pectines, pinnae et id genus.<text:line-break/>Inter haec purpurae . et buccinae carnem habent duriorem<text:line-break/>caeteris ac succi crassioris, <text:span text:style-name="Default_20_Paragraph_20_Font"><text:span text:style-name="T1">r</text:span></text:span>eliqua vero humidiorem et<text:line-break/>viscidiorem, omniumque maxime ostrea. .Illud .expedit</text:p>
      <text:p text:style-name="P3">scire, horum omnium fuero ventrem fubduci, ut et lactis<text:line-break/>sero, solido autem eorum c<text:span text:style-name="Default_20_Paragraph_20_Font"><text:span text:style-name="T1">or</text:span></text:span>pore, quod et difficilius con-<text:line-break/>c<text:span text:style-name="Default_20_Paragraph_20_Font"><text:span text:style-name="T1">o</text:span></text:span>quatur et crassi succi fit, crudum pr<text:span text:style-name="Default_20_Paragraph_20_Font"><text:span text:style-name="T1">o</text:span></text:span>gigni succum. erns-<text:line-break/>sumque : ac frigidum. Brassicae ac lenti idem contingit<text:line-break/>manifesto, sicuti permultis aliis ob<text:span text:style-name="Default_20_Paragraph_20_Font"><text:span text:style-name="T1">s</text:span></text:span>cure: de quibus proli-<text:line-break/>xius disseruimus commentariis tribus, de alimentorunr fa-<text:line-break/>cultam inscriptis. Atque alia quidem, quorum crassam esse<text:line-break/>succum pr<text:span text:style-name="Default_20_Paragraph_20_Font"><text:span text:style-name="T1">o</text:span></text:span>nuncia vimus, glutinosa omnia et viscida sunt,<text:line-break/>exceptis testaceis, quae diximus. . Brassica ac lens non ean -<text:line-break/>dem succi naturam sortitae sunt, sed nitr<text:span text:style-name="Default_20_Paragraph_20_Font"><text:span text:style-name="T1">o</text:span></text:span>sum^ et quo alvus<text:line-break/>subducatur, sicuti dracunculus acrem et insigniter amarum,<text:line-break/>arum autem utrumque quidem, sed obscurius , austerum et<text:line-break/>ama<text:span text:style-name="Default_20_Paragraph_20_Font"><text:span text:style-name="T1">r</text:span></text:span>um bulbi, quos si elixatione plurima eluas, solidum<text:line-break/>relinquitur , quod crassi socri sit. Ex eduliis his omnibus<text:line-break/>fungis frigidissimus et glutmosissimus crassusque simul fuc-<text:line-break/>ens inest, atque inter hos ex solis boletis nullus fertur in-<text:line-break/>teriisse, qui tamen ipsi ch<text:span text:style-name="Default_20_Paragraph_20_Font"><text:span text:style-name="T1">o</text:span></text:span>leram etiam nonnullis attulerunt</text:p>
      <text:p text:style-name="P3">non c<text:span text:style-name="Default_20_Paragraph_20_Font"><text:span text:style-name="T1">o</text:span></text:span>cti. At reliquorum fungorum esus quibusdam mor-<text:line-break/>tem intulit; nonnulli mortis i<text:span text:style-name="Default_20_Paragraph_20_Font"><text:span text:style-name="T1">n</text:span></text:span>de adiere discrimen diar-<text:line-break/>rhoeis correpti aut ch<text:span text:style-name="Default_20_Paragraph_20_Font"><text:span text:style-name="T1">o</text:span></text:span>leris, aut strangulatu periclitantes.<text:line-break/>Tuber, quod v<text:span text:style-name="Default_20_Paragraph_20_Font"><text:span text:style-name="T1">o</text:span></text:span>cant, crasso modice succ<text:span text:style-name="Default_20_Paragraph_20_Font"><text:span text:style-name="T1">o</text:span></text:span> p<text:span text:style-name="Default_20_Paragraph_20_Font"><text:span text:style-name="T1">r</text:span></text:span>aestitum est, non<text:line-break/>tamen malo ; ejusdem modi est amylum quoque. His ipsis<text:line-break/>crassio<text:span text:style-name="Default_20_Paragraph_20_Font"><text:span text:style-name="T1">r</text:span></text:span>is succi plus habet nucleus pluens, qui tamen ne ipse<text:line-break/>quidem mali succi est : veteres hunc etiam strobilum appel-<text:line-break/>lant. Inter ea, quae crassi succi sunt, jecnr quoque et renes<text:line-break/>et testes censentur.^ iecur tamen.mali sueti non est; renes<text:line-break/>ac testes non sane boni, nisi gallinaceorum, praesertim alti-<text:line-break/>lium ; quod .genus suillum quoque .jecur est, quod, quum ca-<text:line-break/>ricas ederint, .ficatum vocant. Animalium aliorum lieni<text:line-break/>satis malus succus inest et melancholicus , in suibus non<text:line-break/>perinde talis. . Cor certe substantia constat visceribus . cae-<text:line-break/>teris et duriore et fibrosa magis, iniistis namque, . valorum<text:line-break/>in medio , substantia quaedam cernitur .concreti sanguinis,<text:line-break/>at in corde fibrae visuntur solidae multae longae, quem-</text:p>
      <text:p text:style-name="P3">admodum in musculis , circa quas nemora substantia concre-<text:line-break/>vit. Proinde sunt qui cor in musculorum genere .reponant,<text:line-break/>quorum substantia molem constituit corporis nost<text:span text:style-name="Default_20_Paragraph_20_Font"><text:span text:style-name="T1">r</text:span></text:span>i univer-<text:line-break/>fiam, eamque, quae proprie caro vocatu<text:span text:style-name="Default_20_Paragraph_20_Font"><text:span text:style-name="T1">r</text:span></text:span>, quam lu victimis<text:line-break/>edimus. Caeterum musculorum principia, quae capita quo-<text:line-break/>que vocant, quadanlenus nervorum plus habent, dispersis<text:line-break/>per haec ligamentis, ex ossibus, unde initium sumunt, ortis ;<text:line-break/>sub extrenrunr tendines exoriuntur, quos vocant. Eamque ob<text:line-break/>rem extremae musculorum partes utrinque nervofiores sunt,<text:line-break/>sicuti camerum, quod mellium est totum, quod et maxime<text:line-break/>nutrio<text:span text:style-name="Default_20_Paragraph_20_Font"><text:span text:style-name="T1">r</text:span></text:span> vocatirrque caro ab hominibus, qui fibras prae te-<text:line-break/>unitate inspicere nequeunt, ex ligamentis nervisque per hanc<text:line-break/>dispersis enatas ; quumque hoc ca<text:span text:style-name="Default_20_Paragraph_20_Font"><text:span text:style-name="T1">r</text:span></text:span>nem jam coeperint nomi-<text:line-break/>nare, jure musculum vocant principium hujus extremmn-<text:line-break/>que tantum. Atqui non ita su habet res, -verum musculus<text:line-break/>quidem totus circumscriptione propria quadam separatus<text:line-break/>cernitur ab aliis, ipse tamen suam. quandam actionem obit<text:line-break/>ex- motibus voluntariis, (sic enim vocant has, a naturalibus</text:p>
      <text:p text:style-name="P3">et involuntariis divisas,] partes autem ipsius praedictas disi.<text:line-break/>ferentias sortiuntur- Porro extremis animalium. partibus<text:line-break/>minimum inest cernis, ossei vero ac nervosi plurimum.; ne-<text:line-break/>que id tamen ob nervum voluntarii motus auctorem, (parvus<text:line-break/>enim is est,] sed ob eum, qui colligat, tendonemque praeter-<text:line-break/>ea, sic a veteribus medicis vocatum , a recentioribus autem<text:line-break/>aponeuroseos nomine. Viscitla haec immodice et glutinosa<text:line-break/>sunt, ubi elixa suerint; atque ideohorum etiam alimentum.<text:line-break/>Neque absimilis naturae sunt pedestrium animalium labra;<text:line-break/>atque his propinqua, ut quae vrscidum, minus licet massum,<text:line-break/>succum generent; id quod vel eli.xatio ipsa declaret, qua<text:line-break/>hujuscemodi corpora plurimum intumescunt et dissolvuntur.<text:line-break/>Concoctioni tamen haec quoque accommoda sunt, animae<text:line-break/>liumque volatilium alae, communi exercitatorum corporum<text:line-break/>ratione; quippe quae excrementis vacant omnia, flenti his<text:line-break/>abundant, quae otiosa sunt. Pinguium tamen porcellorunr<text:line-break/>cutis probe elixa habet illa quidem gluti<text:span text:style-name="Default_20_Paragraph_20_Font"><text:span text:style-name="T1">n</text:span></text:span>osum pinguem-<text:line-break/>que faecum, at non valde crassam,nec qui, ut extremae</text:p>
      <text:p text:style-name="P3">partes, similiter concoquatur, quemadmodum plane nec<text:line-break/>aeque bonum atque harum, scd excrementitium magis. Pars<text:line-break/><text:span text:style-name="Default_20_Paragraph_20_Font"><text:span text:style-name="T4">est </text:span></text:span>In animali crasse succi cerebrum quoque et spinalis ssi^<text:line-break/>dulia. Tales mediocriter sunt glandulae, atque ob id victi-<text:line-break/>marum quoque novellarum testes. IHud enim in communi<text:line-break/>de universis animantium partibus meminisse convenit, da-<text:line-break/>ras siccasque evadere ac concoctioni rebeHes aetate con-<text:line-break/>tectorum, humidas contra ac molles, et quae ob id sisti-<text:line-break/><text:span text:style-name="Default_20_Paragraph_20_Font"><text:span text:style-name="T4">li us </text:span></text:span>concoquantur, iuniorum, nisi ab edito statim partu ed<text:span text:style-name="Default_20_Paragraph_20_Font"><text:span text:style-name="T1">i</text:span></text:span>m-<text:line-break/>tur, ut quae mucosae omnes sint, praesertim animalium^<text:line-break/>quae humidiore carne praedita sunt natura, cuiusmodi agno-<text:line-break/>rum caro est ac porcellorum; nam hoedorum et vitulorum,<text:line-break/>quod animalia haec sicciora natura sint, longe magis et con-<text:line-break/>coctioni accommoda est et alimento exhibendo. Ad eundem<text:line-break/>modum se res habet in testibus et glandulis, nec minus in<text:line-break/>lingua; nam et hujus natura aliquo pacto glandulosa est.<text:line-break/>Mammarum vero glandulae, quum lac in fe continent, ubera<text:line-break/>vocantur, cibum autem praestant crassem; et siquidem b^ue</text:p>
      <text:p text:style-name="P3">habitum animal suerit, multum inde ac boni succi alimen-<text:line-break/>tum existit; etenim hoc quoque, quum ex iis fit, quae i in<text:line-break/>universum p<text:span text:style-name="Default_20_Paragraph_20_Font"><text:span text:style-name="T1">r</text:span></text:span>onunciantur, praestat semel auditum p<text:span text:style-name="Default_20_Paragraph_20_Font"><text:span text:style-name="T1">r</text:span></text:span>om-<text:line-break/>ptum habere memoria. Lac quidem optimi -esse succi. ab<text:line-break/>omnibus medicis scriptum reperitur; atque ideo sunt, qui<text:line-break/>existiment, quibus ulcus in pulmone fuerit, posse solo,hujus<text:line-break/>usu sanari, dumtaxat antequam magnum id et callosum: fiat-<text:line-break/>Mulieb<text:span text:style-name="Default_20_Paragraph_20_Font"><text:span text:style-name="T1">r</text:span></text:span>e porro lac, ut familiare ejusdemque nobiscum naa<text:line-break/>tusae, caeteris p<text:span text:style-name="Default_20_Paragraph_20_Font"><text:span text:style-name="T1">r</text:span></text:span>aeferunt ad tabific<text:span text:style-name="Default_20_Paragraph_20_Font"><text:span text:style-name="T1">a</text:span></text:span>s affectus cum alii quia<text:line-break/>dam medici, tum vero Euryphon in .primis: et Herodotus ;<text:line-break/>atque ita affectis praeripiunt, mulieris mammam infantimu<text:line-break/>ritu exugant, quoniam, ut mammis optimum excidit; pro-<text:line-break/>priae facultatis nonnihil deperdat. Est itaque manifestum;<text:line-break/>lac cibis <text:span text:style-name="Default_20_Paragraph_20_Font"><text:span text:style-name="T1">r</text:span></text:span>eliquis, ut optimi omnium succi, praelatum. scisse; -<text:line-break/>horum quidem praecipue, nec minus tamen aliorum quoque<text:line-break/>medicorum judicio. Caetermn quod dicebamus sciri opor-<text:line-break/>tere non de his solum, sed etiam de eduliis aliis multis, in<text:line-break/>.universum jam accipe. Animalium bene quidem habito-</text:p>
      <text:p text:style-name="P2">rutulae boni.succi est; at orale habitorum non aliter, atque<text:line-break/>animalis fanguis, mali ; neque enim fieri potest, ut, quum mali<text:line-break/>succi corpus totum suerit, boni succi reperiatur lac. Eam ob<text:line-break/>reni diximus, in bene habitis animalibus optimum esse ad<text:line-break/>succi bonitatem lac; eodemque. modo glandulas succi boni<text:line-break/>esse, eum eas ipsas; quae lac continent, tum alias, quae ani--<text:line-break/>massum sanorum sunt. Eadem ratione se habent jecur ac<text:line-break/>testes ; nam ne haec . quidem lu mali succi animalibus bono<text:line-break/>constant succo, ideoque nec in aetate provectis, quorum nul-<text:line-break/>. sum boni succi sit;. animalia autem, quaecunque etiamnum<text:line-break/>lactentia, siquidem b<text:span text:style-name="Default_20_Paragraph_20_Font"><text:span text:style-name="T1">ons su</text:span></text:span>cci parentis lac fit, ipsa quum<text:line-break/>alias partes omnes; siquando alias, assectus optime habent,<text:line-break/>tum vero jecur bemi succi. Animalium porro partes reli-<text:line-break/>quae cujusmodi succum progignant, paulo post dicetur;<text:line-break/>nunc enim, postquam coepi de crassi succi cibis disserere, fa-<text:line-break/>tius fuerit, imposito prius orationi huic fine, sic demum ad<text:line-break/>alia t<text:span text:style-name="Default_20_Paragraph_20_Font"><text:span text:style-name="T1">r</text:span></text:span>ansire. - Pauca igitur quum reliqua sint hujusmodi,<text:line-break/>jam me ad ea conferam, atque ea hic secernam, quae mest</text:p>
      <text:p text:style-name="P3">succi sunt, ab iis, quae boni, siquidem is sit orationis, quam<text:line-break/>nunc molimur, usus, proposito sibi hoc scopo, ut succi boni--<text:line-break/>tatem invehat, nitet malitiam. Quoniam autem, sicuti rui-<text:line-break/>tio dixi, esculentorum substantia, quae crassi succi sunt, cor-<text:line-break/>pus aegre perspirabile reddit et obstructiones aliquas sarit,<text:line-break/>potissimum jecinoris ac renum, idcirco c<text:span text:style-name="Default_20_Paragraph_20_Font"><text:span text:style-name="T1">o</text:span></text:span>nsulebam, ne af-<text:line-break/>siduus esset eorum usus, etiamsi b<text:span text:style-name="Default_20_Paragraph_20_Font"><text:span text:style-name="T1">o</text:span></text:span>no essent succo praedita;<text:line-break/>nam quae mali succi sunt, fugienda prorsus, orasses ea te-<text:line-break/>nuesve succ<text:span text:style-name="Default_20_Paragraph_20_Font"><text:span text:style-name="T1">o</text:span></text:span>s n<text:span text:style-name="Default_20_Paragraph_20_Font"><text:span text:style-name="T1">o</text:span></text:span>str<text:span text:style-name="Default_20_Paragraph_20_Font"><text:span text:style-name="T1">o</text:span></text:span>s sariunt. Jam illud qu<text:span text:style-name="Default_20_Paragraph_20_Font"><text:span text:style-name="T1">o</text:span></text:span>que. diximus,<text:line-break/>sus, qui se vehementer exercent, licere. citra noxam, si ri-.<text:line-break/>sicera praeterea habuerint bene natura c<text:span text:style-name="Default_20_Paragraph_20_Font"><text:span text:style-name="T1">o</text:span></text:span>nstituta, crassis<text:line-break/>viscidisque cibis frequenter uti, caeterorum autem nulli.<text:line-break/>lgitur inter crassi succi cib<text:span text:style-name="Default_20_Paragraph_20_Font"><text:span text:style-name="T1">o</text:span></text:span>s glandium genus utrunrque est,<text:line-break/>tam quas quercus producit, quam quae palmarum fructus<text:line-break/>sunt; v<text:span text:style-name="Default_20_Paragraph_20_Font"><text:span text:style-name="T1">o</text:span></text:span>cantque palmarum glandes eodem, quo arb<text:span text:style-name="Default_20_Paragraph_20_Font"><text:span text:style-name="T1">o</text:span></text:span>rem,<text:line-break/>nomlue palmas, quas vero quercus fert, cibum hominibus<text:line-break/>suavem praebentes caltaneas , quidam castanea neutro gene-</text:p>
      <text:p text:style-name="P3">re, ut vocant; cives tamen, sicut alii quoque Asiae incolae,<text:line-break/>Sardianus eas appellant et Leucenas a reglouibus, lu quibus<text:line-break/>multae illae proveniunt. Atque alterum quidem vocabul<text:span text:style-name="Default_20_Paragraph_20_Font"><text:span text:style-name="T1">o-<text:line-break/></text:span></text:span>rum, aron obscurum est, unde prosectum .sit; at Leucenae a<text:line-break/>loco quodam. montis .Idae nomenclaturam. sortitae sunt, quem<text:line-break/>plurali numero vocant, ut Thebae. - Ergo glandes, sicuti<text:line-break/>diximus, hujusmodi nunc crudas edunt homines, nunc assas,<text:line-break/>interdum elixas ; aliae vero, quae figura, ut in palmulis, ob-<text:line-break/>longa cernuntur, cibus .sunt suibus magis, . quam hominibus,<text:line-break/>accommodus, nisi si quando harum ustus ingruat necessarius<text:line-break/>valde; id quod lu maxima fame insu venit. Ilicum porro<text:line-break/>glandes (Graeci <text:span text:style-name="Default_20_Paragraph_20_Font"><text:span text:style-name="T5">ἀκυλους</text:span></text:span><text:span text:style-name="Default_20_Paragraph_20_Font"><text:span text:style-name="T7"> </text:span></text:span>vocant] , quae austerae ac durae,<text:line-break/>ideoque insuaves sunt, vitare expedit, ut concoctioni adver-<text:line-break/>santus ac crassi succi, etiamsi quis elixas sumat. Quod autem<text:line-break/>astringentis succi differentiae quaedam sint ausierus et acer-<text:line-break/>bus majoris. minorisque ratione/ perspicuum est, astringente<text:line-break/>qualitate remissiore in austero, sicuti in acerbo intensiore in-</text:p>
      <text:p text:style-name="P3">tensa. Sed quanto glandibus acerbae. magis. sunt acyli, ta<text:span text:style-name="Default_20_Paragraph_20_Font"><text:span text:style-name="T1">n-<text:line-break/></text:span></text:span>to sane magis glandes castaneis ; hae namque estringentem<text:line-break/>qualitatem imbecillam valde possident,^ quum inter crassi<text:line-break/>succi cibos sint non aliter, atque aliae glandes ; ventrem ta-.<text:line-break/>men nunus astringunt et,- quam alterae illae, facilius conco-<text:line-break/>quuntur, nec mali succi quicquam obtinent. Atque harum<text:line-break/>tamen quoque fugienda copia, non eo sudum, quod aeque;<text:line-break/>ac dictorum pleraque, crassi lucri sint, sed etiam quod ven-<text:line-break/>trenr sistant et aegre c<text:span text:style-name="Default_20_Paragraph_20_Font"><text:span text:style-name="T1">o</text:span></text:span>ncoquantur, flatumque procreent.<text:line-break/>Caeterum palmarum fructus, quem <text:span text:style-name="Default_20_Paragraph_20_Font"><text:span text:style-name="T1">o</text:span></text:span>mnes (uti diximus)<text:line-break/>ductu ex arbore nomine palmulas v<text:span text:style-name="Default_20_Paragraph_20_Font"><text:span text:style-name="T1">o</text:span></text:span>cant, astringentis dul-<text:line-break/>cisque lucri particeps est. Sunt ex recenti<text:span text:style-name="Default_20_Paragraph_20_Font"><text:span text:style-name="T1">o</text:span></text:span>ribus medicis,<text:line-break/>qui eas Graece <text:span text:style-name="Default_20_Paragraph_20_Font"><text:span text:style-name="T5">φ</text:span></text:span><text:span text:style-name="Default_20_Paragraph_20_Font"><text:span text:style-name="T6">ο</text:span></text:span><text:span text:style-name="Default_20_Paragraph_20_Font"><text:span text:style-name="T5">ινικοβαλάν</text:span></text:span><text:span text:style-name="Default_20_Paragraph_20_Font"><text:span text:style-name="T6">ο</text:span></text:span><text:span text:style-name="Default_20_Paragraph_20_Font"><text:span text:style-name="T5">υς</text:span></text:span><text:span text:style-name="Default_20_Paragraph_20_Font"><text:span text:style-name="T7"> </text:span></text:span>appellent voce comp<text:span text:style-name="Default_20_Paragraph_20_Font"><text:span text:style-name="T1">o</text:span></text:span>sita;<text:line-break/>neque tamen veteres .Graecos ita no<text:span text:style-name="Default_20_Paragraph_20_Font"><text:span text:style-name="T8">min</text:span></text:span>asse invenio, issi<text:line-break/>enim fructum hune palmarum glandes vocarunt, non <text:span text:style-name="Default_20_Paragraph_20_Font"><text:span text:style-name="T5">φοἰνι</text:span></text:span><text:span text:style-name="Default_20_Paragraph_20_Font"><text:span text:style-name="T7">-<text:line-break/></text:span></text:span><text:span text:style-name="Default_20_Paragraph_20_Font"><text:span text:style-name="T5">κας</text:span></text:span><text:span text:style-name="Default_20_Paragraph_20_Font"><text:span text:style-name="T7">, </text:span></text:span>aut <text:span text:style-name="Default_20_Paragraph_20_Font"><text:span text:style-name="T5">φοινικ</text:span></text:span><text:span text:style-name="Default_20_Paragraph_20_Font"><text:span text:style-name="T6">ο</text:span></text:span><text:span text:style-name="Default_20_Paragraph_20_Font"><text:span text:style-name="T5">βαλαν</text:span></text:span><text:span text:style-name="Default_20_Paragraph_20_Font"><text:span text:style-name="T6">ο</text:span></text:span><text:span text:style-name="Default_20_Paragraph_20_Font"><text:span text:style-name="T5">υς</text:span></text:span><text:span text:style-name="Default_20_Paragraph_20_Font"><text:span text:style-name="T7">. </text:span></text:span>Verum pr<text:span text:style-name="Default_20_Paragraph_20_Font"><text:span text:style-name="T1">o</text:span></text:span>p<text:span text:style-name="Default_20_Paragraph_20_Font"><text:span text:style-name="T1">o</text:span></text:span>sita n<text:span text:style-name="Default_20_Paragraph_20_Font"><text:span text:style-name="T1">o</text:span></text:span>bis hoc tem-<text:line-break/>pore .non est nominum distinctio , quae hominibus in, otio<text:line-break/>degentibus studi<text:span text:style-name="Default_20_Paragraph_20_Font"><text:span text:style-name="T1">o</text:span></text:span> fit, neque his <text:span text:style-name="Default_20_Paragraph_20_Font"><text:span text:style-name="T1">o</text:span></text:span>mnibus, sed lis lentum, qui-</text:p>
      <text:p text:style-name="P3">bus statutum est, ut veteribus Attic<text:span text:style-name="Default_20_Paragraph_20_Font"><text:span text:style-name="T1">or</text:span></text:span>um vocabulis utantur.<text:line-break/>lnc<text:span text:style-name="Default_20_Paragraph_20_Font"><text:span text:style-name="T1">o</text:span></text:span>lumitate vero omnes quidem opus habent, neque tamen<text:line-break/>omnes, qualem deberent, servare rictus rationem possunt<text:line-break/>ob intemperantiam, aut negotia, aut eo<text:span text:style-name="Default_20_Paragraph_20_Font"><text:span text:style-name="T1">r</text:span></text:span>um, quae peragenda<text:line-break/>essent, ignorantiam ; quicunque ve<text:span text:style-name="Default_20_Paragraph_20_Font"><text:span text:style-name="T1">r</text:span></text:span>o salubrem rictus ratio-<text:line-break/>nem intessigere queunt , hujusque legibus vivendum sibi esse<text:line-break/>statuerunt, his liber luo componitur. In acylis igitur et<text:line-break/>quercuum glandibus et castaneis privatim pro arb<text:span text:style-name="Default_20_Paragraph_20_Font"><text:span text:style-name="T1">o</text:span></text:span>rum di-<text:line-break/>versitate n<text:span text:style-name="Default_20_Paragraph_20_Font"><text:span text:style-name="T1">o</text:span></text:span>n multum inest in fructu discriminis , at <text:span text:style-name="Default_20_Paragraph_20_Font"><text:span text:style-name="T8">in</text:span></text:span> pal-<text:line-break/>mulis inest, quod merito notetur. Nam si Aegyptias pala<text:line-break/>mulas, quae durae, ausierae ac siccae habentur, iis, quas<text:line-break/>palatas v<text:span text:style-name="Default_20_Paragraph_20_Font"><text:span text:style-name="T1">o</text:span></text:span>cant, contuleris, quae praedulces sunt, ac modice<text:line-break/>praeterea astringunt, rideri possint contraria inter se esse<text:line-break/>natura praeditae ; aliae autem harum in medio locantur,<text:line-break/>quae munirem nnnoremve austeritatem aut dulcedinem par-<text:line-break/>ticipent, harumque succus crassius est et qui facile jecur ob-<text:line-break/>struat. Illud enim de dulcibus ac crassi lucri cibis scien-<text:line-break/>dum ac memoria servandum, horum scilicet succo Iecoris</text:p>
      <text:p text:style-name="P3">ac lienis vias impediri. Quod si viscera phlegmone praeterea<text:line-break/>laborare paulum coeperint, hanc ipsam valde adaugent, sic-<text:line-break/>uti sane stationes affectusque srirrhosos et abscessuum ex-<text:line-break/>ortus irritanti Atque haec longius fortasse a salubri rictu<text:line-break/>recesserint, cujus partem institutus nobis sermo edocet.<text:line-break/>Rursus igitur ea aggrediamur, addamusque reliquos crassi<text:line-break/>duleisque succi cibos : sunt enim quidam ex iis, quibus cras-<text:line-break/>sus tantummodo succus insit, ut lenti; quidam autem xifcidi<text:line-break/>sunt, ut malva; quibusdam utrumque inest, quod genus sunt,<text:line-break/>quae Aristoteles ostrac<text:span text:style-name="Default_20_Paragraph_20_Font"><text:span text:style-name="T1">o</text:span></text:span>derma testacea et mollia appellat.</text:p>
      <text:h text:style-name="Heading_20_2" text:outline-level="2">Cap. V. </text:h>
      <text:p text:style-name="P6">optimum conciliatur alimentum corpori<text:line-break/>nostro ex iis, quae neque crassi, neque glutinosi succi funt,<text:line-break/>unde sanguis generetur consistentia mediocris: nam qui te-<text:line-break/>unis valde fit, vitiosus certe fuerit; quum enim exiguum<text:line-break/>ex hoc alimentum constet, imbecilla ac macilenta fiunt<text:line-break/>corpora, quae sic nutriuntur. optime igitur ad incolumi-<text:line-break/>tatem sariunt cibi, qui mediam inter praedictus naturam<text:line-break/>sortiti sunt, ut nihil in iis visendi valde aut glutinosi exupe-</text:p>
      <text:p text:style-name="P3">reti Sed et fumme friabile, sic ut nihil retineat glutinosi fuc-<text:line-break/>ci, pravum fuerit. Panes certe, qui ex panico et mili<text:span text:style-name="Default_20_Paragraph_20_Font"><text:span text:style-name="T1">o<text:line-break/></text:span></text:span>conficiuntur, quum edit quis, arenam propemodum aut<text:line-break/>cine<text:span text:style-name="Default_20_Paragraph_20_Font"><text:span text:style-name="T1">r</text:span></text:span>em mandere sibi videtur. Quamobrem et quum etnos<text:line-break/>ex his c<text:span text:style-name="Default_20_Paragraph_20_Font"><text:span text:style-name="T1">o</text:span></text:span>nficitur, quemadm<text:span text:style-name="Default_20_Paragraph_20_Font"><text:span text:style-name="T1">o</text:span></text:span>dum et lecithus, illis pi<text:span text:style-name="Default_20_Paragraph_20_Font"><text:span text:style-name="T1">n</text:span></text:span>guia<text:line-break/>omnia et viscrda permixta esse <text:span text:style-name="Default_20_Paragraph_20_Font"><text:span text:style-name="T1">o</text:span></text:span>portet. Rustici sane, ad-<text:line-break/>jecta suis pinguedine .et caprarum adipe, edunt haec cum<text:line-break/>ovill<text:span text:style-name="Default_20_Paragraph_20_Font"><text:span text:style-name="T1">o</text:span></text:span> bubulove lacto. Etnos appello, qu<text:span text:style-name="Default_20_Paragraph_20_Font"><text:span text:style-name="T1">o</text:span></text:span>d ex deglubitis<text:line-break/>frefisque - leguminibus paratur, lerithum m<text:span text:style-name="Default_20_Paragraph_20_Font"><text:span text:style-name="T1">o</text:span></text:span>liturum fari-<text:line-break/>nam aqua elixam, addito pingui aliquo. Porr<text:span text:style-name="Default_20_Paragraph_20_Font"><text:span text:style-name="T1">o</text:span></text:span> cibos quos-.<text:line-break/>datu si c<text:span text:style-name="Default_20_Paragraph_20_Font"><text:span text:style-name="T1">o</text:span></text:span>nsideres, antequam legitimam praeparationem ac-<text:line-break/>quir<text:span text:style-name="Default_20_Paragraph_20_Font"><text:span text:style-name="T1">e</text:span></text:span>nt, sive ea elixando, sive assando, sive surgend<text:span text:style-name="Default_20_Paragraph_20_Font"><text:span text:style-name="T1">o</text:span></text:span>, sive<text:line-break/>sola maceratione contingat, terrei issi ac duri apparent; si<text:line-break/>vero macerentur, aut decoquantur, molles ; cujusmodi lu-<text:line-break/>ter frumentaceas fruges h<text:span text:style-name="Default_20_Paragraph_20_Font"><text:span text:style-name="T1">o</text:span></text:span>rdeum est et triticum , inter ar-<text:line-break/>boreos vero fructus nuclei pinei Est igitur animus .tibi rei<text:line-break/>qu<text:span text:style-name="Default_20_Paragraph_20_Font"><text:span text:style-name="T1">o</text:span></text:span>que huic adhibendus, non solum quum in alienam regio-</text:p>
      <text:p text:style-name="P2">nem delatus cibum insuetum aliquem sumpturus es, verum<text:line-break/>etiam apud nos ipsos, ut rei cujusque naturam prius tentes<text:line-break/>aquae solius maceratione citra decoctionem, aut cum deco-<text:line-break/>tione etiam una et assatione. Semina enim, quae intumo-<text:line-break/>scunt, fructusque, Equidem pristinam duritiem et siccitatem<text:line-break/>rito exuant, ac mollitudinem et humiditatem acquirunt, me-<text:line-break/>liora omnia habentur, deteriora vero, quae tumorem <text:span text:style-name="Default_20_Paragraph_20_Font"><text:span text:style-name="T1">t</text:span></text:span>uum<text:line-break/>et duritiem retinent, ut quae difficulter concoquuntur et<text:line-break/>substantia terrea constent, sic ut aegre in sanguinem vertan-<text:line-break/>tur, viribusque egeant praevalidis, ut lu corpore confician-<text:line-break/>tur, dum ea venter concoquit .et a jecore venisque in san-<text:line-break/>guinem vertuntur. opere itaque utroque frustrantur in<text:line-break/>. imbecillo co<text:span text:style-name="Default_20_Paragraph_20_Font"><text:span text:style-name="T1">r</text:span></text:span>pore; succus enim ex hujusmodi cibis prove-<text:line-break/>nit, crudum quem vocant, unde morbi genus omne existat.<text:line-break/>Quoniam itaque in unaquaque fructus specie multiplex inest<text:line-break/>discrimen, prius macerentur quaedam et luterdum deco-<text:line-break/>quantus consulo eorum, quae edenda si<text:span text:style-name="Default_20_Paragraph_20_Font"><text:span text:style-name="T1">n</text:span></text:span>t, ut certum fiat<text:line-break/>de ipsorum natura periculum. Pater quidem meus, rerum .</text:p>
      <text:p text:style-name="P3">harum studiosus, h<text:span text:style-name="Default_20_Paragraph_20_Font"><text:span text:style-name="T1">o</text:span></text:span>c pacto amygdalas quoque pr<text:span text:style-name="Default_20_Paragraph_20_Font"><text:span text:style-name="T1">o</text:span></text:span>babat,<text:line-break/>nucesque tum magnas, tum parvas, Ponticas scilicet et avel-<text:line-break/>lanas. Idem adhibebat oleribus quoque experimentum, fa-<text:line-break/>bis, pisis, cicerculis, lupinis, ochris, dolichis et reliquis id<text:line-break/>genus omnibus, maceratis prius illis, aut elixis, delude,<text:line-break/>quantum tumescerem, inspectu. Jam quorsum attinet pli-<text:line-break/>sanae meminisse ? id enim ne pueri quidem ignorant, om-<text:line-break/>nium maxime commendari, quae statim intumescit, contra<text:line-break/>improbari, quae longo tempore exiguum tumorem acquirit;<text:line-break/>prior enim illa liquescit et in succum abit, altera vix col-<text:line-break/>liquabilis est et, quum lu duritie perflet, pauxillulum omni-<text:line-break/>no quid <text:span text:style-name="Default_20_Paragraph_20_Font"><text:span text:style-name="T1">t</text:span></text:span>ueri remittit. Sunt tamen lu seminibus Cereali-<text:line-break/>bus quaedam, quae natura minime intumescunt. Graeci<text:line-break/>ex veteribus quidam vocarunt haec indomita. Ad hunc<text:line-break/>plane modum triticum quoque explorabat genitor , farinae-<text:line-break/>que ad haec copia; bonum enim quod est, farinae vim<text:line-break/>mulsam edit, quod vero malum, paucam. Quamobrem di-<text:line-break/>ligenter ipsis quoque, quae diximus, ausculta; communiter</text:p>
      <text:p text:style-name="P3">enim ad semina omnia rasio haec pertinet fructusque, quos-<text:line-break/>cunque tandem reponere possis; quam ego paterque tem-<text:line-break/>pore multo ac diutina experientia expl<text:span text:style-name="Default_20_Paragraph_20_Font"><text:span text:style-name="T1">o</text:span></text:span>ratam habuimus et<text:line-break/>statutam. Porro clarum est, fructus, ut reponi possint, ido-<text:line-break/>neos me eos esse dicere, qui, antequam putrescant, siccantur;<text:line-break/>sunt namque qui hoc serre non possint, ut mora et qui pe-<text:line-break/>pones et melopepones vocantur, tum Persica, et quaeoun-<text:line-break/>que his sunt similia, quae prius, quam siccescant, putre-<text:line-break/>scunt. Sunt tamen qui cucurbitas in minuta frusta con-<text:line-break/>cisas exiccent, alli citrulos. Fungos quidem malos esse, in-<text:line-break/>dicium inde sumi maximum censent, quod siccari nequeant.<text:line-break/>Nam de prunis quid attinet dicere? quae non modo Dama-<text:line-break/>sci, aut in Hispania, verum etiam apud nos reponi, nullus<text:line-break/>est qui ignoret, sicut in fructibus paucissimi sunt, qui siccari<text:line-break/>non possint, exceptis peponibus ^nti diximus) et melopepo-<text:line-break/>nibns, et Armeniacis, et Persicis, et iis, quae Romani prae-<text:line-break/>cocta vocant. Ficus namque ipsae quoque siccatae perdu-</text:p>
      <text:p text:style-name="P3">nant, et cucumeres non aliter ac cucurbitae. Caeterum haec<text:line-break/>quoque hyeme, quum usui adhibentur, ad eundem modum<text:line-break/>exploranda veniunt. - Quae enim. cito ex aqua macerationem<text:line-break/>capiunt,. live ea elixos, sive minime, bonitate ejusdem spe-<text:line-break/>clei, caetera vincunt, vitiosa vero sunt, quibus longo tum-<text:line-break/>pone id contingit, tum tumoris minimum acquirunt.. .Scito<text:line-break/>igitur,.cibos, qui cito intumescunt, non solum ad concoquam.<text:line-break/>dum potiores esse, sed ad succi etiam bonitatem; cujus gra-<text:line-break/>tia. .singula tractantur- hoc libro; est enim eorum, quae sta--<text:line-break/>tim in tumorem assu<text:span text:style-name="Default_20_Paragraph_20_Font"><text:span text:style-name="T1">r</text:span></text:span>gunt, .natura melior, quod et facilius<text:line-break/>concoquantur,. et laudatores succos procreent. Nihil. enim<text:line-break/>aeque. ad; fimei bonitatem facit in cibis omnibus ,. .quam .si<text:line-break/>p.robe<text:span text:style-name="Default_20_Paragraph_20_Font"><text:span text:style-name="T1">j</text:span></text:span>n ventriculo. concoquantur, ut qui fecundam et leri<text:line-break/>tiam-concoctionem facilius - admittant. Nosti autem, fetam-<text:line-break/>dam concoctionem in jecore ac venis absolvi; tertiam vero<text:line-break/>in partibus singulis, quae nutriuntur, cujus causa duabus<text:line-break/>illis prioribus egemus. Quaecunque enim- nutriuntur, ita<text:line-break/>demum nutrientur, si, quae illa nutriunt, qualitate immu-<text:line-break/>tentur,; et iis, quae nutriuntur, assimilentur ; porro quae</text:p>
      <text:p text:style-name="P3">praeparata atque ante concocta fuerint, crudis promptius<text:line-break/>immutantur: etenim mutuo se concoctiones excipiunt; eam,<text:line-break/>quae ventriculi est, jecur ; atque hujus ipsius concoctionem<text:line-break/>partes, quae nutriuntur; atque ita corporis quidem parti-<text:line-break/>bus omnibus alimentum praeparavit jecur; huicventricu-<text:line-break/>Ius <text:span text:style-name="Default_20_Paragraph_20_Font"><text:span text:style-name="T1">s</text:span></text:span> ventriculo os; ori quaedam assatio, quaedam clinatio,<text:line-break/>quaedam frictio in sartagine, aut simplex aliqua maceratio^<text:line-break/>omnibus autem his natura gubernatrix plantas fructus fe-<text:line-break/>rentes praeparat; suntque eorum aliqua, quae ipsa profert,<text:line-break/>quibus nec clinatione, nec macerationes neque vero prae-<text:line-break/>paratione alia opus sit. Atque haec in universum meminisse<text:line-break/>expedit cibis omnibus communia.</text:p>
      <text:h text:style-name="Heading_20_2" text:outline-level="2">Cap. VI. </text:h>
      <text:p text:style-name="P6"><text:span text:style-name="T9">J</text:span>am ad alia privatim transeundum, fi qua<text:line-break/>dicendo praetermisimus. Sunt haec in animalium quidem<text:line-break/>partibus intestina, ventriculus, uterus, auriculae, oculi,<text:line-break/>caudae; in seminibus Cerealibus maxima horum ipsorum<text:line-break/>pars, sicuti sane olerum quoque ac stirpium, quas fugaces<text:line-break/>vocant. Itaque intestina et ventriculus et uterus duriore</text:p>
      <text:p text:style-name="P3">substantia constant, quam caro; et quo duriore, eo etiam<text:line-break/>concoctu difficiliore ; minus praeterea, quam carnes, alunt,<text:line-break/>minusqne succi boni sunt. Caudae his etiam ipsis duriores<text:line-break/>habentur; tum reliqua in lus pro duritie proportione re-<text:line-break/>spondent in concoctione et nutritione, nisi quod excremen-<text:line-break/>tia<text:span text:style-name="Default_20_Paragraph_20_Font"><text:span text:style-name="T1">N</text:span></text:span>acant <text:span text:style-name="Default_20_Paragraph_20_Font"><text:span text:style-name="T1">p</text:span></text:span>b commotionem. Sunt his non dissimilia vola-<text:line-break/>orium colla. Avium et pedestrium animalium ventri nihil<text:line-break/>convenit; est cnint avium venter crassius, durus, et qui ob<text:line-break/>id aegre concoquatur, quique concoctus multum praestet<text:line-break/>alimenti ; optimus habetur gallinarum atque anserum, quum<text:line-break/>tamen reliquae auferis partes durae sint et concoctioni ad-<text:line-break/>versentur et excrementis redundent praeter alas. lu nu-<text:line-break/>gnis vero struthia, quas nunc structiones appossent, singulae<text:line-break/>s<text:span text:style-name="Default_20_Paragraph_20_Font"><text:span text:style-name="T1">u</text:span></text:span>nt partes durae, difficiles concoctu et excremen filiae. lu<text:line-break/>auribus cartilago pars est, quae neque alat et sicca sit : ob-<text:line-break/>ducta his cutis tendis est et sicca, tum quae haud facile con-<text:line-break/>coquatur et alimenti parum subministret. Oculos pauci<text:line-break/>edunt; constant lu ex substantiis inaequalibus, siquidem aha</text:p>
      <text:p text:style-name="P3">sunt natura praeditae tunicae, alia musculi, atque alia cry-<text:line-break/>stallinus humor et vitreus. Ex his musculi soli concoctioni<text:line-break/>maxime accommodi sunt in animalibus, quibus natura sit<text:line-break/>fucci bonitati idonea, quod genus sunt porcelli aetate con-<text:line-break/>venienti. Fuerint autem hi hominibus, qui quidem aetate<text:line-break/>vigent atque exercentur, adulti, aetate autem inclinanti-<text:line-break/>bus ii, qui etiamnum crescunt: nam tenellorum adhuc por-<text:line-break/>collorum caro excrementitia est. Quum autem inter anima-<text:line-break/>lia pedestria optimi sint fucci sues, proximi ab his habentur<text:line-break/>hoedi, deinde vituli ; agnina caro humida, glutinosa muco-<text:line-break/>saque est. A caeterorum vero animalium, quae pedestria<text:line-break/>sunt, esu abstineant, censeo, qui succi bonitatis curam ge-<text:line-break/>runt. Speciatim horum differentias tractavimus tertio de ali-<text:line-break/>meutorum facultatibus libro.</text:p>
      <text:h text:style-name="Heading_20_2" text:outline-level="2">Ii a p. Vll. </text:h>
      <text:p text:style-name="P6">ln seminibus Cerealibus optimi succi cibus<text:line-break/>ptisana est probe decocta. intelligimus sane sermone hoc.<text:line-break/>una optimum quoque debere osse hordeum; quod nili tale<text:line-break/>sit, bene decoqui ptisana non poterit ideo. quod nec ma<text:span text:style-name="Default_20_Paragraph_20_Font"><text:span text:style-name="T1">c</text:span></text:span>e.</text:p>
      <text:p text:style-name="P3">rasione plurimum intumescat, nec cremorem reddat colos<text:line-break/>qualione. Verum de ptisana prolixius diximus in libris de<text:line-break/>alimentorum facultatibus et de curandi rasione, jam vero<text:line-break/>in commentariis in Hippocrates librum de victu acutorum<text:line-break/>confcriplis; nunc autem rei totius caput indicasse satis sit<text:line-break/>praesenti <text:span text:style-name="Default_20_Paragraph_20_Font"><text:span text:style-name="T1">o</text:span></text:span>rationi necessarium, ptifanam scilicet bene prae-<text:line-break/>paratam cibum esse omnium minime improbandum tum ad<text:line-break/>succi b<text:span text:style-name="Default_20_Paragraph_20_Font"><text:span text:style-name="T1">o</text:span></text:span>nitatem, tum ad sanitatis tuteIam; ipsa tamen, etiam<text:line-break/>oplima quae sit, minus alit, quam panis; de quo libro primo<text:line-break/>de aliment<text:span text:style-name="Default_20_Paragraph_20_Font"><text:span text:style-name="T1">o</text:span></text:span>rum facultatibus diximus. Et foenum graecum<text:line-break/>quidem, fi quis frequenter eo utatur, succi boni non siti<text:line-break/>ptisana vero etiamsi ad saturitatem usque quotidie utaris,<text:line-break/>nihil succorum bonitati <text:span text:style-name="Default_20_Paragraph_20_Font"><text:span text:style-name="T1">a</text:span></text:span>ffeceris. Affirmarem idem de<text:line-break/>faba, nisi flatulenta esset; nam nec succum malum procreat<text:line-break/>nec meatus infarcit, in quibus salubrium cibormn summa<text:line-break/>versat<text:span text:style-name="Default_20_Paragraph_20_Font"><text:span text:style-name="T1">u</text:span></text:span>r: inest hoc lili propterea, quod qualitate ac faedi-<text:line-break/>tate praedita sit abstersoria, ut hordeum. Pisum flatus qui-<text:line-break/>dem expers, non aeque tamen, ut laba, abstergit. Ile lente,</text:p>
      <text:p text:style-name="P3">quod et malum et melancholicum <text:span text:style-name="Default_20_Paragraph_20_Font"><text:span text:style-name="T1">s</text:span></text:span>uccum gignat, nemo fere<text:line-break/>nescit: ea ut medicamento utimur plerumque in affectibus<text:line-break/>plurimis ; sed non est nunc de his dicendi tempus. Ochri<text:line-break/>et dolichi, siculi jam dictis bonitate inferiores sunt, sic ci-<text:line-break/>cerculis praestant. Olyra proxime ab hordeo l<text:span text:style-name="Default_20_Paragraph_20_Font"><text:span text:style-name="T1">o</text:span></text:span>catur, ah<text:line-break/>hac autem tipha. Panicum vitare perpetuo debes : <text:span text:style-name="Default_20_Paragraph_20_Font"><text:span text:style-name="T5">μελίνην</text:span></text:span><text:span text:style-name="Default_20_Paragraph_20_Font"><text:span text:style-name="T7"><text:line-break/></text:span></text:span>vocant veterum nonnulli. Milium est quidem semini huic<text:line-break/>affine, at minus tamen pravum. Cicer ut alat, salis mali<text:line-break/>certe succi est et nihilo secius, quam faba, inflat, coeundi<text:line-break/>desiderium auget, scminisque una mustum gignit. Lupinus<text:line-break/>succi bene crassi est: idem quod satis alat, liquet, siquidem<text:line-break/>crasso c<text:span text:style-name="Default_20_Paragraph_20_Font"><text:span text:style-name="T1">o</text:span></text:span>nstat succo , neque tamen succi mali habetur. I.e-<text:line-break/>gmuinum aliorum ne meminisse quidem convenit in succo-<text:line-break/>russi bonitatis censu, ut quae mortales, nisi annonae caritas<text:line-break/>urgeat, ne ast cibi quidem usum adhibeant. Satisque de le-<text:line-break/>gtuninibus dictum ; deinceps de fructibus dicamus.</text:p>
      <text:h text:style-name="Heading_20_2" text:outline-level="2">Cap<text:span text:style-name="Default_20_Paragraph_20_Font"><text:span text:style-name="T1">i</text:span></text:span> VI l l.<text:tab/></text:h>
      <text:p text:style-name="P9">Sunt autem ex iis, quos querens serunt,</text:p>
      <text:p text:style-name="P1">omnes fere succi mali, exceptis <text:span text:style-name="Default_20_Paragraph_20_Font"><text:span text:style-name="T1">c</text:span></text:span>astaneis glandibus, quas</text:p>
      <text:p text:style-name="P3">vocant; quae, si recte eas conficiat ventriculus, alibiles fiunt<text:line-break/>ac crassi succi, minime tamen mali, In caeteris sanctinus ii,<text:line-break/>qui fugaces v<text:span text:style-name="Default_20_Paragraph_20_Font"><text:span text:style-name="T1">o</text:span></text:span>cantur, mali omnes succi sunt; quod si in<text:line-break/>ventriculo praeterea corrumpantur, non longe a venenosa<text:line-break/>materia absunt, quemadmodum mora quoque, quae ipfa,<text:line-break/>etiamsi Persicis ac prunis minus mala sint, corruptelam<text:line-break/>tamen nihilominus iis malam experi<text:span text:style-name="Default_20_Paragraph_20_Font"><text:span text:style-name="T1">u</text:span></text:span>ntur. Opora, sic pli-<text:line-break/>vatim a Graecis vocata, qua ficus et uvae continentur, His<text:line-break/>quidem melior est; non parum tamen discriminis sortitur,<text:line-break/>quod vel exacte maturus fructus fit, vel nondum talis.<text:line-break/>Exacte enim maturae ficus prope innoxiae sunt; deinceps ab<text:line-break/>lus matura uva; haec porro, si suspendatur, inflationem<text:line-break/>omnem ahjicit, prorsusque inculpabilis evadit. De caricis<text:line-break/>si quis contraria pronunciet, vera dixisse videri possit, effi<text:line-break/>eas tum mali tum boni una succi, morbificas et salubres;<text:line-break/>salubres quidem et boni succi, li ventriculum pertranseant,<text:line-break/>distributunlque inde alimentum jecur permeet ac renes i</text:p>
      <text:p text:style-name="P3">mali vero lucri, si diutius more<text:span text:style-name="Default_20_Paragraph_20_Font"><text:span text:style-name="T1">n</text:span></text:span>tur, et quae pediculorum<text:line-break/>vim gignunt Eaedem si cum nucibus, aut eodem etiam<text:line-break/>modo cum amygdalis mandantur, <text:span text:style-name="Default_20_Paragraph_20_Font"><text:span text:style-name="T1">c</text:span></text:span> ribum optimum exhi-<text:line-break/>bent, et cum amygdalis quidem; quasi quae obstructiones sol-<text:line-break/>vendi et abstergendi vi polleant, arnon perinde tamen,. ac<text:line-break/>nuces, succi -boni sint, nec aeque alunt, cum nuribus autem<text:line-break/>usta omnino meliores sunt. Atque ex iis, qui venenorum<text:line-break/>compositionem tractarunt, <text:span text:style-name="Default_20_Paragraph_20_Font"><text:span text:style-name="T1">n</text:span></text:span>onnulli omnibus alexeterium<text:line-break/>esse affirmarunt, si quis caricas prius cum nucibus usta ac<text:line-break/>ruta assumat. Reliqua-fructuum genera , quae in ambitu<text:line-break/>lignosum putamen habent, succi mali sunt, maximeque st<text:line-break/>fructus sint agrestium arborum -fruticumque, de quibus co-<text:line-break/>piosius tractavimus in secundo de facultatibus alimentorum<text:line-break/>libro. In pomis autem et punicis . pirisqueet mespilis<text:line-break/>-usus ut medicamenti est potius, quam alimenti, -stomacho<text:line-break/>ventrique corroborandis. . luter fluctus censentur nucume-<text:line-break/>- res quoque et pepones et melopepo<text:span text:style-name="Default_20_Paragraph_20_Font"><text:span text:style-name="T1">n</text:span></text:span>es, quorum nulli sue-:<text:line-break/>cus bonus infit, eo quod, nisi alvum statim subeant, - cor-<text:line-break/>rumpantur ibi, hnmoremque ex corruptela hac faciunt,.. qui</text:p>
      <text:p text:style-name="P3">non longe a mortiferis venenis absit. In Ructibus hujus-<text:line-break/>modi <text:span text:style-name="Default_20_Paragraph_20_Font"><text:span text:style-name="T1">s</text:span></text:span>ola est cucurbita, quae culpa vacet; ejusdem tamen,<text:line-break/>si in ventre corrumpatur, succus valde malus est; quod i u<text:line-break/>moris qu<text:span text:style-name="Default_20_Paragraph_20_Font"><text:span text:style-name="T1">o</text:span></text:span>que evenit, quae ipsa etiam, si quidem ante, quam<text:line-break/>corrumpantur, statim de<text:span text:style-name="Default_20_Paragraph_20_Font"><text:span text:style-name="T1">s</text:span></text:span>cenderint, nilul incommodi asse-<text:line-break/>runt, nisi quis assidue iis utatur ; quod in universum de <text:span text:style-name="Default_20_Paragraph_20_Font"><text:span text:style-name="T1">s</text:span></text:span>u-<text:line-break/>gacibus omnibus <text:span text:style-name="Default_20_Paragraph_20_Font"><text:span text:style-name="T1">s</text:span></text:span>cire ac meminisse convenit. Olermn<text:line-break/>nullum quidem boni <text:span text:style-name="Default_20_Paragraph_20_Font"><text:span text:style-name="T1">s</text:span></text:span>ucci est, boni tamen mali que <text:span text:style-name="Default_20_Paragraph_20_Font"><text:span text:style-name="T1">s</text:span></text:span>ucci in<text:line-break/>medio Iactuca fuerit, deinde malva, ab hac deinceps atri-<text:line-break/>p lex et portulaca et blitum et rumex. Succi summe om-<text:line-break/>nino mali sunt olera omnia agrestia, quae vocant; lactucae<text:line-break/>id genus, chondrilla, scandix, gingidium, seris, cichorium.<text:line-break/>Stirpium radices. quae oleraceae sunt, si quae acres sue-<text:line-break/>rint, ut ceparum, porri, allii, radiculae, dauci, malae<text:line-break/>omnes; boni malique in confinio ari radices sunt et rapo-<text:line-break/>rum, quae <text:span text:style-name="Default_20_Paragraph_20_Font"><text:span text:style-name="T5">βουνιἀδας</text:span></text:span><text:span text:style-name="Default_20_Paragraph_20_Font"><text:span text:style-name="T7"> </text:span></text:span>etiam vocant, ejusque, quem careum<text:line-break/>appella<text:span text:style-name="Default_20_Paragraph_20_Font"><text:span text:style-name="T1">n</text:span></text:span>t.</text:p>
      <text:h text:style-name="P5" text:outline-level="2">Cap. IX.</text:h>
      <text:p text:style-name="P7">Avium pisciumque univer<text:span text:style-name="Default_20_Paragraph_20_Font"><text:span text:style-name="T1">s</text:span></text:span>orum propen<text:span text:style-name="Default_20_Paragraph_20_Font"><text:span text:style-name="T1">s</text:span></text:span>o-<text:line-break/>dum succus bonus est, praeterquam eorum, qui ex stagnis et<text:line-break/>paludibus coenosisque ac turbulentis fluminibus rictum ca-<text:line-break/>piunt; aere enim utuntur deteriore minoreque natatione<text:line-break/>et alimento pejore, maximeque, si ex magna urbe profluat<text:line-break/>aqua, qua cloacae, baluca ac culinae repurgentur, aut si<text:line-break/>in iis vestes et lintea abluantur. Caro namque animalium<text:line-break/>in aquis ejusmodi degentium deterrima ominum sit, potissi-<text:line-break/>silum quidem, quum in aqua ea tantum victitant; quae si<text:line-break/>meliori etiam admisceatur, sic quoque tamen deteriores sunt<text:line-break/>pi<text:span text:style-name="Default_20_Paragraph_20_Font"><text:span text:style-name="T1">s</text:span></text:span>cibus in puro mari degentibus. Culpa edim prope omni<text:line-break/>vacant, quicunque in mari versantur dulcis aquae experti,<text:line-break/>cuiusmodi sunt, quos pelagios vocamus et saxatiles, qui cae-<text:line-break/>feros <text:span text:style-name="Default_20_Paragraph_20_Font"><text:span text:style-name="T1">s</text:span></text:span>ucci bonitate ac cibi <text:span text:style-name="Default_20_Paragraph_20_Font"><text:span text:style-name="T1">s</text:span></text:span>uavitate longe anteceHunt. i a-<text:line-break/>les igitur <text:span text:style-name="Default_20_Paragraph_20_Font"><text:span text:style-name="T1">s</text:span></text:span>umpsisse perpetuo tutissimum suerit. Quod si ali-<text:line-break/>quis ex istis sit, qui ex aquis utrisque victum capiunt, ut<text:line-break/>rapito, lupus, gobius, muraena, cancri, anguillae, quae-</text:p>
      <text:p text:style-name="P3">rendum prius , ubinam captus sit , tum judicandum de hoc<text:line-break/>ex odoratu et gustu. Nam qui in aqua degunt vitiosa, gra-<text:line-break/>viter olent, insuavesque sunt ac mucosa pinguedinisque ad<text:line-break/>haec plus aliis habent, ac cito putrescunt: at qui in mari<text:line-break/>versantur puro, quum odore inculpato sunt, tum gustu sua-<text:line-break/>ves, pinguedineque aut minima, aut nulla, ac longissime<text:line-break/>perdurant citra putrefactionem , praecipue si quis eos nive<text:line-break/>circumdet. Hoc plane nomine commendantur esiam magis,<text:line-break/>qui duriores habentur, ut qui carne constent friabili magis,<text:line-break/>aeque ac saxatiles et aselli ; quod enim natura his adest, in<text:line-break/>dura carne praeditis conciliat nix. Atque hoc causae est,<text:line-break/>cur maxime contrariam carnis substantiam habeant capito-<text:line-break/>nes, qui ex puro mari petuntur, et qui in vitio<text:span text:style-name="Default_20_Paragraph_20_Font"><text:span text:style-name="T1">s</text:span></text:span>a aqua de-<text:line-break/>versantur. Nec dissimiliter se habent gobii lupique, his^<text:line-break/>que adhuc etiam magis reliqui. Quin muraenae quoque<text:line-break/>ipsae in hujusmodi aquis deterrimae. Anguilla porro,<text:line-break/>etiamsi ex aqua sit pura , nedum ex ea, quae Civitatem, uti</text:p>
      <text:p text:style-name="P3">diximus, expurgat, nequaquam succi boni edulium suerit.<text:line-break/>Pro alimenti etiam diversurum locorum differentia ipsi se<text:line-break/>ipsis pisces meliores deterioresque redduntur, qui gustu fa-<text:line-break/>clle. atque odore deprehenduntur, sicuti muli.: In his enim<text:line-break/>pejores sunt, qui .carcin<text:span text:style-name="Default_20_Paragraph_20_Font"><text:span text:style-name="T1">o</text:span></text:span>de vescuntur; reliquorum caro<text:line-break/>materia constat duriore non modo , quam saxatilium et ascl-<text:line-break/>lorum cero, sed etiam capitonum luporumque et aliorum<text:line-break/>pelagiomm; ideoque, quum et aegrius concoquatur et ali-<text:line-break/>menti plus praestet, succi mali nihil interim obtinet. Tra-<text:line-break/>etatum autem a nobis est prolixius de alimentis omnibus<text:line-break/>commentariis tribus de alimentorum facultatibus inscii—<text:line-break/>ptis ; et oportet sane eum, cui salubris victus cura sit, tum<text:line-break/>illa in memoriam diligenter revocare, tum omnino opus de<text:line-break/>tuenda similate non negligere, cujus pars est de alimento-<text:line-break/>rum facultate liber. Verum de attenuante quoque rictus<text:line-break/>ratione, quae crassem facienti contraria sit, conscriptus est<text:line-break/>liber alius, sanitatis studiosis lu primis utilis.</text:p>
      <text:h text:style-name="P5" text:outline-level="2">Cap. X. </text:h>
      <text:p text:style-name="P6">Caeterum illud de operibus- sus memineris<text:line-break/>velun.ante omnia: qui alimentorum materiae facultates exa-<text:line-break/>cte teneat, nisi idem corporum naturas cognitas habeat,- qui-<text:line-break/>bus adhibenda ea sint, eum nondum neque auxssioru.:., ne-<text:line-break/>que vero salubris victus rationis scientiam assecutum. Sunt<text:line-break/>enim corporum quaedam densa, mee perspicabilis ; quaedam<text:line-break/>rara, ecquae facile. difstentur. Ac perora quidem alimento<text:line-break/>opus habent humidiorem posteriora vero sicciore; et. haec<text:line-break/>quidem glutinofiore, illa tenuiore; haec. minore; illa .alse-.<text:line-break/>riore. Ad eundem plane modum, quicunque sanguinem<text:line-break/>habent plus justo melancholicum, his alimentismpus est tem-<text:line-break/>peramento calidis et humidis.; sicuti frigidis et humidis iis,<text:line-break/>qui biliosiorem ; qui pituitosum, calidis et. siccis. Quibus-<text:line-break/>cuuque vero sanguis bonus multitudine excedit, iis alimenta<text:line-break/>ex usu suerint pauciora illa quidem, sed quae facultate nulla<text:line-break/>praestita sint manifesta, quaeque medium teneant,. ut nec<text:line-break/>evidenter calefaciant, nec frigefaciant, neque vero hune-<text:line-break/>olent, aut exiccent, eodemque modo crassitiei ac tenuitatis</text:p>
      <text:p text:style-name="P3">in medio Consistant, . nec. non lentoris qualitatumque huic<text:line-break/>ipsi . contrariarum, fragilitatis scilicet et friabili latis. . Inest<text:line-break/>fragilitas siccis et duris valde , friabilitas messibus et luter<text:line-break/>humiditatem et siccitatem mediis;..utrisque commune, ut ni-<text:line-break/>hil habeant glutinosi. Cui igitur rectus alimentorum con-<text:line-break/>stare.usus debet, is dignofcat oportet principio rarae den-<text:line-break/>faeque hominum cutis differentias, . deiucepsque ab his uui-<text:line-break/>verfam corporis temperiem, postremo num partes - co<text:span text:style-name="Default_20_Paragraph_20_Font"><text:span text:style-name="T1">r</text:span></text:span>poris<text:line-break/>singulae temperiem. propriam servent. Contingit enim alia<text:line-break/>quand<text:span text:style-name="Default_20_Paragraph_20_Font"><text:span text:style-name="T1">o</text:span></text:span>, ut caput jusio calidius sit, ventriculus autem frigi-<text:line-break/>dior ; atque etiam a .diverso saepenumero, ut calidior .ven-<text:line-break/>triculus, caput frigidius reperiatur; idemque in partibus<text:line-break/>aliis accidit. Ac curandi quidem et inc<text:span text:style-name="Default_20_Paragraph_20_Font"><text:span text:style-name="T1">o</text:span></text:span>lumitatis tuendae<text:line-break/>reliqua ratio omnis scopum aeque in omnia dirigit;- quae<text:line-break/>vero alime<text:span text:style-name="Default_20_Paragraph_20_Font"><text:span text:style-name="T1">n</text:span></text:span>ta tractat, peculiarem hunc habet,- quem primo<text:line-break/>intueatur, ut optime ea coquantur; proxinreque, ut didu-<text:line-break/>ctus eun cocti asserenti succus .caeterarum partium temperiei</text:p>
      <text:p text:style-name="P3">accommodus sit. Videri itaque ob haec necessarium possit<text:line-break/>opus de temperamentis iis, qui recte usuri fuit alimentis.<text:line-break/>Tibi igitur, ut lu opere h<text:span text:style-name="Default_20_Paragraph_20_Font"><text:span text:style-name="T1">o</text:span></text:span>c exercitato, addam, quaecunque<text:line-break/>restant . de succorum bonitate et vitio necessario scienda,<text:line-break/>sumpto a vinis exordio.</text:p>
      <text:h text:style-name="Heading_20_2" text:outline-level="2">Cap. XI. </text:h>
      <text:p text:style-name="P6">Ergo, quaecunque in sus aquosa sunt ac<text:line-break/>substantia tenui, urinamque cient, corpori alimentum sugge-<text:line-break/>rnnt paucissimum; crassa vero, ut Theraeum et Scybelites;<text:line-break/>valde nutriunt; distant tamen invicem majoris minorisque<text:line-break/>ratione pro crassitiei modo. Tale reperitur apud nos visunt<text:line-break/>Aegis et Perperinae, illis Myricae finitimis, hac Pergamo;<text:line-break/>Summe igitur dulcia sunt Theraeum et Scybelites ; ausierurn<text:line-break/>una ac dulce Cilicium, Abates, sic. ex loco vocatum; me-<text:line-break/>dium inter haec locum tenet, quod ex Aegis est et Perperi-<text:line-break/>na, ut quod neque exquisite dulce sit, neque vero evidenti<text:line-break/>usque adeo, ut Cilicium; astringendi vi polleat. Nullum<text:line-break/>est ltormn non nigrum; neque enimvinmn reperias crass<text:span text:style-name="Default_20_Paragraph_20_Font"><text:span text:style-name="T1">a</text:span></text:span>m</text:p>
      <text:p text:style-name="P3">una- ac dulce, quod non idem nigrum quoque sit. Certe si..<text:line-break/>mustum ex omnium maxime albo alno decoquas usque eo,<text:line-break/>ut sapa inde existat, quod nos defrutum vocamus, colorem<text:line-break/>nigrum acquirit ad Tlieraei instar. Color est Caryino etiam,<text:line-break/>quod ipsum quoque dulce, niger ; . niger et Theriuo, sed non<text:line-break/>usque eo, ut Caryino, a quo dulcedine quoque degenerat.<text:line-break/>Inter alba rina dulce nullum, sied sunt ex sus quaedam au-<text:line-break/>stera et crassa, quaedam aquosa et tenuia. Fulva flavaque<text:line-break/>alia .mediocriter dulcia,. ut Hippodamantium est et. Faustia-<text:line-break/>num Falernum, alia neutiquam dulcia sunt. His ecassiora<text:line-break/>habentur rubra; rubris alia, quae jam colore proxime ad ni-<text:line-break/>gra accedant. Inest alimentum omnibus pro crassitiei ratio-<text:line-break/>ne ;: ideoque iis, qui ut reficiantur opus habent, conceden-<text:line-break/>dus est vini dulcis usus, praecipue vero si nihil his vitii sue-<text:line-break/>rit in jecore, liene ac renibus; quibus vero crassior in. ve-<text:line-break/>nis humor redundat, iis substantia tenue ex usu est; acre<text:line-break/>quidem ac vetustum, si frigidus collectus in venis humor</text:p>
      <text:p text:style-name="P3">fuerit; qui si frigidus non sit, tum, cui neutrum horum adest,<text:line-break/>convenit. Ac odorum quidem ad succi bonitatem praestat,<text:line-break/>caeterum caput ferit;- tenue .mendae urinae melius, nec<text:line-break/>quicquam caput tentat. Vitanda sunt; quae crassa simul et<text:line-break/>graveolentia infuaviaque et ausiera fuerint, cujusmodi ha-<text:line-break/>betur vile Bicyum, quod lu magnis lagenis adservatur; in<text:line-break/>pernis enim servatum neque insuave, neque graveodorum<text:line-break/>est, nec crassam valde; sed nec astringendi facultate prae-<text:line-break/>ditum est acerba; - verum ne ipsum quidem boni succi luerit,<text:line-break/>sicuti sane nec mali, sud inter ea, quae malo bonoque succo<text:line-break/>constant, menium. Ex iis, quae optimi lucri sunt, Falernum<text:line-break/>est, -dulce praesertim; ejusdem generis est fulvum fundites,<text:line-break/>quod dulce sit; nam alterum hujus genus reperitur auste-<text:line-break/>rum, qu<text:span text:style-name="Default_20_Paragraph_20_Font"><text:span text:style-name="T1">o</text:span></text:span>d succi non perinde boni sit, quemadmodum ne<text:line-break/>aliud quidem ullum suerit, quod supra modum austerum sit,<text:line-break/>etiamsi stomacho resoluto robur addat ventrique, maxime<text:line-break/>calida intemperie laborantibus. Hac enim gratia vinis uti-<text:line-break/>tnur austeris, ut citam alvum sistamus, alioqui non usuri,</text:p>
      <text:p text:style-name="P3">quod ea neque alimento diducendo conferant; nec gignendo<text:line-break/>sanguini, nec succi bonitati,. nec ciendis urinis, nec fudori-<text:line-break/>hus promovendis; neque vero subducendae alvo. Sed non<text:line-break/>est praesentis instituti vini virtutes . aut .vitia omnia exequi,<text:line-break/>praesertim- quae ad morb<text:span text:style-name="Default_20_Paragraph_20_Font"><text:span text:style-name="T1">o</text:span></text:span>s faciunt;. quod igitur propofue-<text:line-break/>ram, brevibus summis comprehensum explicabitur. C<text:span text:style-name="Default_20_Paragraph_20_Font"><text:span text:style-name="T1">o</text:span></text:span>r-<text:line-break/>poribus biliosioribus, sive naturalis lu temperies ea fuerit,<text:line-break/>sive qualitercunque tandem acquifititia, .nec Falernum nec<text:line-break/>Emolitus fulvum dulceque, neque ..Amusium,. nec Leshium<text:line-break/>fulvum illud et .odorum, praedictis haud absimile, utiliter<text:line-break/>bibuntur; sunt enim hujusmodi calida omnia. . Nec bili<text:span text:style-name="Default_20_Paragraph_20_Font"><text:span text:style-name="T1">o</text:span></text:span>sis<text:line-break/>igitur vinum tale concedendum est, nec perustis, neque lu<text:line-break/>lab<text:span text:style-name="Default_20_Paragraph_20_Font"><text:span text:style-name="T1">o</text:span></text:span>re multo aut media aut moerore, aut anni tempore, regio-<text:line-break/>nibus vel coeli statu calido. Idem e diverso in iis -probatur,<text:line-break/>qui excalesactioue opus habent; ac. pituitosae frigidaeque<text:line-break/>intemperiei, crudio<text:span text:style-name="Default_20_Paragraph_20_Font"><text:span text:style-name="T1">r</text:span></text:span>umque humorum copiam colligentibus,<text:line-break/>vitam ducentibus oti<text:span text:style-name="Default_20_Paragraph_20_Font"><text:span text:style-name="T1">o</text:span></text:span>sam in regione frigida , hymnis tem-<text:line-break/>pore; coeli statu frigido atque humido. His omnibus fulvum</text:p>
      <text:p text:style-name="P3">vinum dulceqne bonum est, malum vero iis, qui contrario<text:line-break/>mod<text:span text:style-name="Default_20_Paragraph_20_Font"><text:span text:style-name="T1">o</text:span></text:span> fe habent, non quatenus succos. vitiosos creet, sed<text:line-break/>quod calefariat, quos refrigerare conveniebat: facile nam-<text:line-break/>que lu, si tale biberint, et caput dolent, et febricitant, et<text:line-break/>nervis estque pacto tentantur. In fulvis vero ac mediocri-<text:line-break/>ter dulcibus, (quando fulvum nullum ad summum dulce sit,]<text:line-break/>quae ad nigredluem magis ac dulcedinem vergunt, perinde<text:line-break/>calida non sunt atque fulva; ergo merito nec capiti noctu.<text:line-break/>mentum inserunt, nec nervis, neque, ut fulva, febres accen-<text:line-break/>dunt. Dulcia autem vina crassaque quod alvum subducant,<text:line-break/>nullus fere est, qui ignoret, sicuti mustum quoque, quod .sci-<text:line-break/>licet et flatulentum sit, et concoctu difficile, et crassi succi, id<text:line-break/>unum in se boni continens, quod alvum emolliat; quo si<text:line-break/>frustretur interdum, n<text:span text:style-name="Default_20_Paragraph_20_Font"><text:span text:style-name="T1">o</text:span></text:span>xium adhuc magis evadit. Vinis<text:line-break/>omnibus (quae quidem nec crassa valde, nec dulcia natium<text:line-break/>sint, ut Thoracum est et Scybelites) commune id est, uttem-<text:line-break/>poris tractu colorem flavum acquirant et splendescentis non-<text:line-break/>nihil habeant ignis instar; nam nigra qu<text:span text:style-name="Default_20_Paragraph_20_Font"><text:span text:style-name="T1">o</text:span></text:span>que (cujusmodi</text:p>
      <text:p text:style-name="P3">est apud nos, quod Perperinac provenit) veterascentia in<text:line-break/>rubram prius aut fulvam qualitatem, delude in flavum quo-<text:line-break/>que colorem abeunt : sic album quoque, quale est Bithynum<text:line-break/>Aminaeum. Inveteratum ita vinum cecubum R ornans vo-<text:line-break/>cant, cujus tu deinde genus non facile deprehendas. Jam<text:line-break/>hujusmodi vinum amarum quoque fuerit, ideoque non per-<text:line-break/>lude potui accommodum. Vina hujuscemodi eorum man-<text:line-break/>gones, novellis admixtis, ut vetusta drvendunt, impolluta<text:line-break/>facta ex amaritudine iis, qui vini gustum non exacte asse-<text:line-break/>quuntur. Ergo adeo vetustorum potus fugiendus, sicuti no-<text:line-break/>vellorum nimiunt ; haec enim plus jusio, illa neutiquam ex-<text:line-break/>calefaciunt. Maxime autem a vinis natura crassis abstine-<text:line-break/>re convenit, donec novella sunt, siquidem tantum abest,<text:line-break/>ut ad ciborum concoctionem conducant, ut vel ipsa aegre<text:line-break/>concoquuntur ; praeterea nec alvum subeunt, nec facile dis-<text:line-break/>tribuuntur, neque minas movent, nec sanguificationi, nec<text:line-break/>nutritioni conserunt; .tum in ventre diutius moram trahunt<text:line-break/>suspeufa, ut aqua ; sique de his paululum quis biberit, prom-</text:p>
      <text:p text:style-name="P3">ple id acescit. Sula ea bona esse possunt, si bibantur, no-<text:line-break/>vella, quae substantia tenuia sunt, quod genus in Italia est,<text:line-break/>quod Cauriunr vocant, et Albanum, et eorum, quae in Sabi-<text:line-break/>rris etjThuscis nuscuntur, quaedam; neque enim cuncta<text:line-break/>hujusmodi sunt. Sed circa Neapolinr quoque in imminenti<text:line-break/>-huic colle natum Aminaeum quamprimum bibi potest. Tale<text:line-break/>est in Afia apud nos Libenum, et Ariyinum, deinde etiam<text:line-break/>Titacaxenum. Atque haec ego exempli causa retusi. Cae-<text:line-break/>terunr hujusmodi rina ubique fere ge<text:span text:style-name="Default_20_Paragraph_20_Font"><text:span text:style-name="T1">n</text:span></text:span>tium reperi, .sed quae<text:line-break/>advenae ignorent duplici de causa, tum quod paucissima om-<text:line-break/>uino proveniunt, tum vero quod longam navigationem non<text:line-break/>sustineant, nec possint propterea a mercatoribus in alienas<text:line-break/>regiones transvehi.. Promptunr tamen suerit talia vina di-<text:line-break/>guovisse, omnium quidem in primis quod ea tenuitate ad<text:line-break/>aquam proxime accedant, deinde albedine quoque; quin<text:line-break/>gestata rideri etiam aquosa possint, quaeque astringendi vim<text:line-break/>evidentem nullam obtineant, iuterque diluendum aquae</text:p>
      <text:p text:style-name="P3">multae mixturam non ferant; unde ea veteres medici pauci-<text:line-break/>fera vocarunt. Quin imo, quemadmodum fulva, quae po-<text:line-break/>tentia calida scuti, statim caput replent, sic haec praeter id,<text:line-break/>quod nihil unquam noxae asserunt, etiam Iuvant, fedatis<text:line-break/>interdum doloribus parvis quibusdam, quos contenti in ven-<text:line-break/>tre humores procreare solent. Nam quum caput non so-<text:line-break/>lum tunc doleat, quum ipsum affectu proprio laborat, sed<text:line-break/>etiam ob ventriculum, qui humorum vitiosorum vapores<text:line-break/>transmittat, hujusmodi dolor vini pauciferi potione sanatur,<text:line-break/>cui pauca lusit astringendi vis; nam quae omnino exulatione<text:line-break/>languent, ut Tiberium apud nos, in Italia autem nonnulla<text:line-break/>ex Sabinis, tanto sunt iis, quae modice astringunt, dete<text:span text:style-name="Default_20_Paragraph_20_Font"><text:span text:style-name="T1">r</text:span></text:span>iora,<text:line-break/>quanto aquam bonitate vincunt. Invenias certe quosdam,<text:line-break/>quibus ex aquae potu dolore caput corripiatur, praesertim<text:line-break/>vero, quum ea vitiosa fuerit, quippe quae quum corrumpi-<text:line-break/>tur, tum nativum ventriculi robur exolvit, qui quum iin-<text:line-break/>hecillus suerit, solent eo ex corpore deferri humores ex bile<text:line-break/>tenues quidam, id quod jejunantibus etiam usu veniti, a qui-</text:p>
      <text:p text:style-name="P3">bus noxis malisque vinum, quale modo diximus, hominem<text:line-break/>liberum facit, primum quidem statimque contemperationis<text:line-break/>ratione, tum paulo post:, quod, quum robur addiderit ven-<text:line-break/>trrculo, is quae nocent a fe deorsum propellat. Nihil<text:span text:style-name="Default_20_Paragraph_20_Font"><text:span text:style-name="T1">o</text:span></text:span> ta-<text:line-break/>men femus h<text:span text:style-name="Default_20_Paragraph_20_Font"><text:span text:style-name="T1">o</text:span></text:span>mini temperie calidissima praedito , vel natu-<text:line-break/>rali, vel ex aetate, utilius aqua bibitur, quam vinum ; quod<text:line-break/>si quando vino indigeat, dandum, quod. tenue sit et medio-<text:line-break/>criter ausierum. Ad eundem plane modum in cibo omni<text:line-break/>ac potu praestiterit non simpliciter ita unoquoque uti, nisi<text:line-break/>distinctis utentium prius naturis. Maxima porro vini dis-<text:line-break/>crimnra sunt, si quidem speclatim, sicuti distinximus, . con-<text:line-break/>siderentur, pauca in aliis ; <text:span text:style-name="Default_20_Paragraph_20_Font"><text:span text:style-name="T1">n</text:span></text:span>eque enim lentem aut brassicam<text:line-break/>reperias, quae humectet, sed aliam quidem alia siccantem<text:line-break/>minus, quae vero humectet, nullam; longeque adhuc minus<text:line-break/>caeparum genus aliquod, aut porri, aut allii reperias, quod<text:line-break/>refrigeret, sed magis minusque cuncta calefaciunt, neque<text:line-break/>etiam lactucam, quae calefaciat, aut atriplicem, aut bli-<text:line-break/>tum, aut malvam. Neque tamen manis minusque in sus</text:p>
      <text:p text:style-name="P3">permagno discrrmrne distant. At lu vinis veto sii <text:span text:style-name="Default_20_Paragraph_20_Font"><text:span text:style-name="T8">Ulmum</text:span></text:span>,<text:line-break/>quod Romani, sicuti diximus, cecubum vocant, ab albo<text:line-break/>et austero et novello crassoque vino tantum distat, .ut<text:line-break/>alterum vehementissime calefaciat, alterum feusibiliter re-<text:line-break/>frigeret.</text:p>
      <text:h text:style-name="Heading_20_2" text:outline-level="2">Cap. Xll. </text:h>
      <text:p text:style-name="P6">Nec parva fune est in melle differentia.<text:line-break/>Pravum certo, quod aut male olet, aut gustatum extraneae<text:line-break/>cujusdam qualitatis admixtionem. detegit, nec mel quidem<text:line-break/>censendum. lirculpati vero messis differentiae <text:span text:style-name="Default_20_Paragraph_20_Font"><text:span text:style-name="T8">in</text:span></text:span> eo ver-<text:line-break/>fantur, quod magis mhrusque aliud alio dulce atque acre<text:line-break/>sit: in quo quod dulcissimum simul atque acerrimum fuerit,<text:line-break/>primas virtutis partes obtinet. Mel quidem omne, eo quod<text:line-break/>potentia calidum sit, rd commune habet, ut facile in bllem<text:line-break/>vertatur in corporibus calidis, ideoque naturis, quae patui-<text:line-break/>trilores sunt, cibus est in primis accommodus, sienssique<text:line-break/>aetati, sicuti frigidis quoque morbis. Acetum mul<text:span text:style-name="Default_20_Paragraph_20_Font"><text:span text:style-name="T1">t</text:span></text:span>um aetati<text:line-break/>quidem omni et naturae utilissimum ad incolumitatem tuto<text:line-break/>servandam, quo riae omnes angustae expediuntur, ut rrus-</text:p>
      <text:p text:style-name="P3">quam crassius glutinosusque humor haereat. Eam itidem ob<text:line-break/>rem, quae medici salubria medicamenta vocant, ea sunt om-<text:line-break/>nia attenuandi vi praedita ; atque haec uti ad sanitatis tute-<text:line-break/>lam tutior est ea, quae cr assum facit, sic certe .habitum bo-<text:line-break/>num roburque praestare non potest. Sunt autem, qui ma-<text:line-break/>sint non admodum tuta valetudine frui, dum bene habiti<text:line-break/>sint, quam integram sanitatum possidere, ipsi interim tenues<text:line-break/>perpetuo atque imbecilles. Ex iis, qui cum bona una ha-<text:line-break/>bitrtdine ac robore sani esse student, alii sibi ipsis vivunt,..<text:line-break/>alii militarem aut civilem ritam ingressi noctu surgere eo-<text:line-break/>guntur, totanrque diem necessariis negotiis obeundis delati-<text:line-break/>gari; qui, fi modo possint, ante balneum exerce<text:span text:style-name="Default_20_Paragraph_20_Font"><text:span text:style-name="T1">r</text:span></text:span>e se debent,<text:line-break/>tuncque exercitationis parte ea uti, quam gymnastici apo-<text:line-break/>therapium nominant; multis tamen ob negotia ne hanc qui-<text:line-break/>dem adhibuisse vacat, qui ut perpetuo incolumes perflent,<text:line-break/>fieri non potest, quantumvis frugali victu utantur. Qui vero,<text:line-break/>quae debent, quoad ejus fieri potest, exequuntur, raro<text:line-break/>aegrotanti Ili plane cibos attingant necesse est alimento</text:p>
      <text:p text:style-name="P3">mullo praeditos, qui humores orasses gignunt; id quod<text:line-break/>moderate certe faciendmn, eoque tempore opportune, quum<text:line-break/>manifesto indigentiam <text:span text:style-name="Default_20_Paragraph_20_Font"><text:span text:style-name="T1">s</text:span></text:span>entiunt; reliquo tempore universo<text:line-break/>cibis utendum luter eos , qui valenter parumque nutriunt,<text:line-break/>mediis.</text:p>
      <text:h text:style-name="Heading_20_2" text:outline-level="2">Cap. XIII. </text:h>
      <text:p text:style-name="P6">Semper tamen ab iis abstinendum, qui<text:line-break/>succi mest sunt, nisi si quando tamen necesse sit aestatis<text:line-break/>tempore laborantibus corporis totius squalorem caloremque<text:line-break/>curare. Quo plane tempore commode sumi prius poma<text:line-break/>possunt, et pruna, et mora, et cerula; quin et cucumeris<text:line-break/>tunc, et peponis, et melopeponis paululum assum potest,<text:line-break/>deque praecoctis, quae vocant, aut Perficis ; tum ex melea,<text:line-break/>quam sic Romani vocant, refrigerata et aphrogalacte lacta- -<text:line-break/>riisque eduliis, cuiusmodi est, quod <text:span text:style-name="Default_20_Paragraph_20_Font"><text:span text:style-name="T5">άργιτρόφημα</text:span></text:span><text:span text:style-name="Default_20_Paragraph_20_Font"><text:span text:style-name="T7"> </text:span></text:span>vocant;<text:line-break/>eodemque modo ficus frigidae et cucurbitae accommodae sic<text:line-break/>affectis. Atqui temperatus homo aliter omnino possit c<text:span text:style-name="Default_20_Paragraph_20_Font"><text:span text:style-name="T1">o</text:span></text:span>n-<text:line-break/>tractum ex praedictis laboribus corporis squalorem refrige-</text:p>
      <text:p text:style-name="P3">rare atque humectare. Is enim a balneo, epota prius aqua,<text:line-break/>deinde etiam rino mediocriter aqu<text:span text:style-name="Default_20_Paragraph_20_Font"><text:span text:style-name="T1">o</text:span></text:span>fo, tum notione hac om-<text:line-break/>ni vomitione rejecta, assumere prius lactucam poterit, olus<text:line-break/>iimoxium juxta ac refrigerans , tum deinde suillum pedem<text:line-break/>ex aceto et garo bene elixum, gallinarumque alas aut an-<text:line-break/>seris, liujusque etiam ventrem, pisciumque mosti carne prae-<text:line-break/>ditorum frictum aliquem. Possit idem, si velit, ex olera-<text:line-break/>ceis quoque nonnulla attingere, quae succi non mali sint,<text:line-break/>qualis est malva et cucurbita, mox vinum bibere frigida<text:line-break/>valde dilutum, atque etiam antea salsamentum degustare,<text:line-break/>ovaque tremula, quae vocant, ac pisces, ex oleo et garo<text:line-break/>qui sumuntur; praestat enim (sicuti diximus j aridam corpo-<text:line-break/>ris caliditatum frigida aqua curare, vitatis subinde cibis<text:line-break/>fuero malo praeditis. Etiam frigida alica ex mulso et fii-<text:line-break/>gido vino eidem corporis affectui remedio est sine cacochy-<text:line-break/>uria. Mihi certe ipsi fatis plerumque fecit in affectu hujus-<text:line-break/>modi ptisanae memoris bene refrigerati usus, quo tempore</text:p>
      <text:p text:style-name="P3">paulo aule dicebam frigidam potari. commode posse. Neque<text:line-break/>unus -tamen fit nnicuique refrigerantis cibi potusque mo-<text:line-break/>dus ; quibus quidem nive uti mos sint., hac ipsa refrige-<text:line-break/>rent ante, qui vero fontana, eadem hac recenti aqua<text:line-break/>utantur, nulla nivis necessitate. Sit porro dilutum- quo-<text:line-break/>que vinum ad hunc modum ante refrigeratum; sic nam-<text:line-break/>que vocare melici solent vina ita gelidissima aqua refrige-<text:line-break/>rata, vale videlicet,. quo vinum continetur, in aquam de-<text:line-break/>misso. Atque haec ego iis- consulo, qui .ritam negotiis..ple-<text:line-break/>nam degunt, cuiusmodi sunt, .qui gentibus ac civitatibus<text:line-break/>regendis praesunt, horumque lu primis. ministri, nec sane<text:line-break/>nunus, qui militiam exercent, aut iter longinquum ingre-<text:line-break/>diuntur. At quicunque negotiis his soluti degunt, iis, si<text:line-break/>quidem, . ut soliti sunt, se exerceant, perquam raro frigidae<text:line-break/>usus necessarius suerit: quod si sese non exerceant, ac. ca-<text:line-break/>loris multum persentiunt aestate rigente, .tuto ii fontanam<text:line-break/>biberint, repudiata nive. Nam tametsi ipsa statim nix noxa<text:line-break/>sensibili non rideatu<text:span text:style-name="Default_20_Paragraph_20_Font"><text:span text:style-name="T1">r</text:span></text:span> juvenum corporibus officere, more-</text:p>
      <text:p text:style-name="P3">luente tamen temp<text:span text:style-name="Default_20_Paragraph_20_Font"><text:span text:style-name="T1">o</text:span></text:span>ris processu occulto paulatim noxa, ver-<text:line-break/>gente nempe aetate, articuli his nervique ac viscera morbis<text:line-break/>corripiuntur vix aut nunquam sanandis; ac verisimile certe<text:line-break/>fit, ut unicuique ea p<text:span text:style-name="Default_20_Paragraph_20_Font"><text:span text:style-name="T1">o</text:span></text:span>tissimum c<text:span text:style-name="Default_20_Paragraph_20_Font"><text:span text:style-name="T1">o</text:span></text:span>rporis pars afficiatur, quae<text:line-break/>natura omnium maxime suerit imbecilla.</text:p>
      <text:h text:style-name="Heading_20_2" text:outline-level="2">Cap. XIV. </text:h>
      <text:p text:style-name="P6">Maxime autem ad succi mali morliorum-<text:line-break/>que generationem facit cruditas assidua, sive ea b<text:span text:style-name="Default_20_Paragraph_20_Font"><text:span text:style-name="T1">o</text:span></text:span>ni, sive<text:line-break/>mest succi cib<text:span text:style-name="Default_20_Paragraph_20_Font"><text:span text:style-name="T1">o</text:span></text:span>s sequatur; liquet tamen, deteriorem esse<text:line-break/>in mali succi cibis. Qui quum bipertiti si<text:span text:style-name="Default_20_Paragraph_20_Font"><text:span text:style-name="T1">n</text:span></text:span>t, in iis, qui<text:line-break/>succum gignunt tenuem, m<text:span text:style-name="Default_20_Paragraph_20_Font"><text:span text:style-name="T1">o</text:span></text:span>rbi fiunt acuti cum malignis<text:line-break/>una febribus ; sin autem in partem unam aliquando denum- .<text:line-break/>bat succus malus, tum e<text:span text:style-name="Default_20_Paragraph_20_Font"><text:span text:style-name="T1">r</text:span></text:span>ysipelata, tum herpetes, et si quis<text:line-break/>alius praeterea est calidus ita assectus : in iis ve<text:span text:style-name="Default_20_Paragraph_20_Font"><text:span text:style-name="T1">ro</text:span></text:span>, qui erus-.<text:line-break/>sum .succum creant, articulares m<text:span text:style-name="Default_20_Paragraph_20_Font"><text:span text:style-name="T1">o</text:span></text:span>rbi, p<text:span text:style-name="Default_20_Paragraph_20_Font"><text:span text:style-name="T1">o</text:span></text:span>dagrae, nephriti-<text:line-break/>des, asthmata, lienisque ac jec<text:span text:style-name="Default_20_Paragraph_20_Font"><text:span text:style-name="T1">o</text:span></text:span>ris fcirrh<text:span text:style-name="Default_20_Paragraph_20_Font"><text:span text:style-name="T1">o</text:span></text:span>si affectus.- At<text:line-break/>qu<text:span text:style-name="Default_20_Paragraph_20_Font"><text:span text:style-name="T1">o</text:span></text:span>rum succus malus melanch<text:span text:style-name="Default_20_Paragraph_20_Font"><text:span text:style-name="T1">o</text:span></text:span>licus suerit, cancri his, et<text:line-break/>leprae, et psorae, et quartanae febres, et melanch<text:span text:style-name="Default_20_Paragraph_20_Font"><text:span text:style-name="T1">o</text:span></text:span>liae, et<text:line-break/>dec<text:span text:style-name="Default_20_Paragraph_20_Font"><text:span text:style-name="T1">o</text:span></text:span>lorationes accidunt nigrae cum lienis una tum<text:span text:style-name="Default_20_Paragraph_20_Font"><text:span text:style-name="T1">o</text:span></text:span>re non</text:p>
      <text:p text:style-name="P3">dissimili, quin et nigras plerisque varices et haem<text:span text:style-name="Default_20_Paragraph_20_Font"><text:span text:style-name="T1">o</text:span></text:span>rrhoidas<text:line-break/>attulit hujuscemodf suceus. - Assectus vero ex succorum va-<text:line-break/>riorum commixtione herpetas sariunt, ulceraque, quae pha-<text:line-break/>gedaeuica vocant, malignaque omnia, ef acutas febres, quae<text:line-break/>ab intermissione r evertuntur,. sic ut iterum. tempore pr<text:span text:style-name="Default_20_Paragraph_20_Font"><text:span text:style-name="T1">o-<text:line-break/></text:span></text:span>ducantu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6</dc:title>
    <dc:subject/>
    <meta:initial-creator>Galien</meta:initial-creator>
    <meta:creation-date>2023-01-10T12:47:00Z</meta:creation-date>
    <dc:date>2023-01-10T14:50:49.607000000</dc:date>
    <meta:editing-cycles>3</meta:editing-cycles>
    <meta:editing-duration>PT3M11S</meta:editing-duration>
    <meta:document-statistic meta:table-count="0" meta:image-count="0" meta:object-count="0" meta:page-count="67" meta:paragraph-count="94" meta:word-count="9922" meta:character-count="67472" meta:non-whitespace-character-count="57631"/>
    <meta:template xlink:type="simple" xlink:actuate="onRequest" xlink:title="" xlink:href="Normal.dotm"/>
  </office:meta>
</office:document-meta>
</file>